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8.505cm"/>
    </style:style>
    <style:style style:name="co6" style:family="table-column">
      <style:table-column-properties fo:break-before="auto" style:column-width="0.35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reeMono" fo:font-size="9pt" style:font-size-asian="9pt" style:font-size-complex="9pt"/>
    </style:style>
    <style:style style:name="ce2" style:family="table-cell" style:parent-style-name="Default">
      <style:table-cell-properties fo:background-color="#ffbf00"/>
      <style:text-properties style:font-name="FreeMono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FreeMono" fo:font-size="9pt" style:font-size-asian="9pt" style:font-size-complex="9pt"/>
    </style:style>
    <style:style style:name="ce4" style:family="table-cell" style:parent-style-name="Default" style:data-style-name="N108">
      <style:text-properties style:font-name="FreeMono" fo:font-size="9pt" style:font-size-asian="9pt" style:font-size-complex="9pt"/>
    </style:style>
    <style:style style:name="ce5" style:family="table-cell" style:parent-style-name="Default">
      <style:table-cell-properties fo:background-color="#55308d"/>
      <style:text-properties fo:color="#55308d" style:font-name="FreeMono" fo:font-size="9pt" style:font-size-asian="9pt" style:font-size-complex="9pt"/>
    </style:style>
    <style:style style:name="ce6" style:family="table-cell" style:parent-style-name="Default">
      <style:text-properties style:use-window-font-color="true" style:font-name="FreeMono" fo:font-size="9pt" style:font-size-asian="9pt" style:font-size-complex="9pt"/>
    </style:style>
    <style:style style:name="ce7" style:family="table-cell" style:parent-style-name="Default">
      <style:table-cell-properties fo:background-color="#55308d"/>
      <style:text-properties style:use-window-font-color="true" style:font-name="FreeMono" fo:font-size="9pt" style:font-size-asian="9pt" style:font-size-complex="9pt"/>
    </style:style>
    <style:style style:name="ce8" style:family="table-cell" style:parent-style-name="Default">
      <style:table-cell-properties fo:background-color="#ffff00"/>
      <style:text-properties style:use-window-font-color="true" style:font-name="FreeMono" fo:font-size="9pt" style:font-size-asian="9pt" style:font-size-complex="9pt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style:font-name="FreeMono" fo:font-size="9pt" style:font-size-asian="9pt" style:font-size-complex="9pt"/>
    </style:style>
    <style:style style:name="ce10" style:family="table-cell" style:parent-style-name="Default" style:data-style-name="N108">
      <style:table-cell-properties fo:background-color="#ffff00"/>
      <style:text-properties style:font-name="FreeMono" fo:font-size="9pt" style:font-size-asian="9pt" style:font-size-complex="9pt"/>
    </style:style>
    <style:style style:name="ce11" style:family="table-cell" style:parent-style-name="Default">
      <style:table-cell-properties fo:background-color="#ffff00"/>
      <style:text-properties style:font-name="FreeMono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006" table:style-name="ta1">
        <table:table-column table:style-name="co1" table:number-columns-repeated="2" table:default-cell-style-name="ce1"/>
        <table:table-column table:style-name="co2" table:default-cell-style-name="ce3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1" table:default-cell-style-name="ce7"/>
        <table:table-column table:style-name="co1" table:default-cell-style-name="ce6"/>
        <table:table-column table:style-name="co2" table:default-cell-style-name="ce3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7" table:number-columns-repeated="1011" table:default-cell-style-name="ce1"/>
        <table:table-row table:style-name="ro1" table:number-rows-repeated="2">
          <table:table-cell table:number-columns-repeated="7"/>
          <table:table-cell table:style-name="ce6"/>
          <table:table-cell table:number-columns-repeated="1016"/>
        </table:table-row>
        <table:table-row table:style-name="ro1">
          <table:table-cell office:value-type="float" office:value="26.322" calcext:value-type="float">
            <text:p>26,32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544" calcext:value-type="float">
            <text:p>454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tarting</text:p>
          </table:table-cell>
          <table:table-cell/>
          <table:table-cell table:style-name="ce1" office:value-type="float" office:value="28.659291" calcext:value-type="float">
            <text:p>28,659291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544" calcext:value-type="float">
            <text:p>454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tarting</text:p>
          </table:table-cell>
          <table:table-cell table:number-columns-repeated="1011"/>
        </table:table-row>
        <table:table-row table:style-name="ro1">
          <table:table-cell office:value-type="float" office:value="26.416" calcext:value-type="float">
            <text:p>26,416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6d10</text:p>
          </table:table-cell>
          <table:table-cell office:value-type="float" office:value="4544" calcext:value-type="float">
            <text:p>454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destructor</text:p>
          </table:table-cell>
          <table:table-cell/>
          <table:table-cell table:style-name="ce1" office:value-type="float" office:value="28.659322" calcext:value-type="float">
            <text:p>28,659322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6d10</text:p>
          </table:table-cell>
          <table:table-cell office:value-type="float" office:value="4544" calcext:value-type="float">
            <text:p>454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destructor</text:p>
          </table:table-cell>
          <table:table-cell table:number-columns-repeated="1011"/>
        </table:table-row>
        <table:table-row table:style-name="ro1">
          <table:table-cell office:value-type="float" office:value="26.506" calcext:value-type="float">
            <text:p>26,506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/>
          <table:table-cell table:style-name="ce1" office:value-type="float" office:value="28.659433" calcext:value-type="float">
            <text:p>28,659433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office:value-type="float" office:value="26.50575" calcext:value-type="float">
            <text:p>26,50575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544" calcext:value-type="float">
            <text:p>454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tarting</text:p>
          </table:table-cell>
          <table:table-cell/>
          <table:table-cell table:style-name="ce1" office:value-type="float" office:value="28.709504" calcext:value-type="float">
            <text:p>28,709504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544" calcext:value-type="float">
            <text:p>454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tarting</text:p>
          </table:table-cell>
          <table:table-cell table:number-columns-repeated="1011"/>
        </table:table-row>
        <table:table-row table:style-name="ro1">
          <table:table-cell office:value-type="float" office:value="26.50657" calcext:value-type="float">
            <text:p>26,50657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6d10</text:p>
          </table:table-cell>
          <table:table-cell office:value-type="float" office:value="4544" calcext:value-type="float">
            <text:p>454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destructor</text:p>
          </table:table-cell>
          <table:table-cell/>
          <table:table-cell table:style-name="ce1" office:value-type="float" office:value="28.709572" calcext:value-type="float">
            <text:p>28,709572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6d10</text:p>
          </table:table-cell>
          <table:table-cell office:value-type="float" office:value="4544" calcext:value-type="float">
            <text:p>454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destructor</text:p>
          </table:table-cell>
          <table:table-cell table:number-columns-repeated="1011"/>
        </table:table-row>
        <table:table-row table:style-name="ro1">
          <table:table-cell office:value-type="float" office:value="26.50757" calcext:value-type="float">
            <text:p>26,50757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/>
          <table:table-cell table:style-name="ce1" office:value-type="float" office:value="28.709644" calcext:value-type="float">
            <text:p>28,709644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office:value-type="float" office:value="26.100983" calcext:value-type="float">
            <text:p>26,100983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912" calcext:value-type="float">
            <text:p>4912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entering loop</text:p>
          </table:table-cell>
          <table:table-cell/>
          <table:table-cell table:style-name="ce1" office:value-type="float" office:value="28.759832" calcext:value-type="float">
            <text:p>28,759832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entering loop</text:p>
          </table:table-cell>
          <table:table-cell table:number-columns-repeated="1011"/>
        </table:table-row>
        <table:table-row table:style-name="ro1">
          <table:table-cell office:value-type="float" office:value="26.101101" calcext:value-type="float">
            <text:p>26,101101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912" calcext:value-type="float">
            <text:p>4912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/>
          <table:table-cell table:style-name="ce1" office:value-type="float" office:value="28.759934" calcext:value-type="float">
            <text:p>28,759934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office:value-type="float" office:value="26.101129" calcext:value-type="float">
            <text:p>26,101129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/>
          <table:table-cell table:style-name="ce1" office:value-type="float" office:value="28.759996" calcext:value-type="float">
            <text:p>28,759996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office:value-type="float" office:value="26.10115" calcext:value-type="float">
            <text:p>26,10115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/>
          <table:table-cell table:style-name="ce1" office:value-type="float" office:value="28.760032" calcext:value-type="float">
            <text:p>28,760032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office:value-type="float" office:value="26.101179" calcext:value-type="float">
            <text:p>26,101179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/>
          <table:table-cell table:style-name="ce1" office:value-type="float" office:value="28.760073" calcext:value-type="float">
            <text:p>28,760073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office:value-type="float" office:value="26.10121" calcext:value-type="float">
            <text:p>26,10121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/>
          <table:table-cell table:style-name="ce1" office:value-type="float" office:value="28.760101" calcext:value-type="float">
            <text:p>28,760101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office:value-type="float" office:value="26.101253" calcext:value-type="float">
            <text:p>26,101253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/>
          <table:table-cell table:style-name="ce1" office:value-type="float" office:value="28.760161" calcext:value-type="float">
            <text:p>28,760161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office:value-type="float" office:value="26.101268" calcext:value-type="float">
            <text:p>26,101268</text:p>
          </table:table-cell>
          <table:table-cell office:value-type="string" calcext:value-type="string">
            <text:p>async_loop_006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providing 1</text:p>
          </table:table-cell>
          <table:table-cell/>
          <table:table-cell table:style-name="ce1" office:value-type="float" office:value="28.760185" calcext:value-type="float">
            <text:p>28,760185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1</text:p>
          </table:table-cell>
          <table:table-cell table:number-columns-repeated="1011"/>
        </table:table-row>
        <table:table-row table:style-name="ro1">
          <table:table-cell office:value-type="float" office:value="26.101291" calcext:value-type="float">
            <text:p>26,101291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/>
          <table:table-cell table:style-name="ce1" office:value-type="float" office:value="28.760216" calcext:value-type="float">
            <text:p>28,760216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office:value-type="float" office:value="26.101304" calcext:value-type="float">
            <text:p>26,101304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/>
          <table:table-cell table:style-name="ce1" office:value-type="float" office:value="28.760242" calcext:value-type="float">
            <text:p>28,760242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office:value-type="float" office:value="26.101305" calcext:value-type="float">
            <text:p>26,101305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/>
          <table:table-cell table:style-name="ce1" office:value-type="float" office:value="28.760237" calcext:value-type="float">
            <text:p>28,760237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office:value-type="float" office:value="26.101335" calcext:value-type="float">
            <text:p>26,101335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/>
          <table:table-cell table:style-name="ce1" office:value-type="float" office:value="28.76032" calcext:value-type="float">
            <text:p>28,76032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office:value-type="float" office:value="26.101362" calcext:value-type="float">
            <text:p>26,10136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/>
          <table:table-cell table:style-name="ce1" office:value-type="float" office:value="28.760368" calcext:value-type="float">
            <text:p>28,760368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office:value-type="float" office:value="26.101382" calcext:value-type="float">
            <text:p>26,10138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/>
          <table:table-cell table:style-name="ce1" office:value-type="float" office:value="28.760405" calcext:value-type="float">
            <text:p>28,760405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office:value-type="float" office:value="26.101409" calcext:value-type="float">
            <text:p>26,101409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/>
          <table:table-cell table:style-name="ce1" office:value-type="float" office:value="28.760449" calcext:value-type="float">
            <text:p>28,760449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office:value-type="float" office:value="26.101418" calcext:value-type="float">
            <text:p>26,101418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/>
          <table:table-cell table:style-name="ce1" office:value-type="float" office:value="28.760478" calcext:value-type="float">
            <text:p>28,760478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office:value-type="float" office:value="26.101448" calcext:value-type="float">
            <text:p>26,101448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/>
          <table:table-cell table:style-name="ce1" office:value-type="float" office:value="28.760546" calcext:value-type="float">
            <text:p>28,760546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office:value-type="float" office:value="26.10146" calcext:value-type="float">
            <text:p>26,10146</text:p>
          </table:table-cell>
          <table:table-cell office:value-type="string" calcext:value-type="string">
            <text:p>async_loop_006</text:p>
          </table:table-cell>
          <table:table-cell office:value-type="string" calcext:value-type="string">
            <text:p>0x75e0</text:p>
          </table:table-cell>
          <table:table-cell office:value-type="float" office:value="320" calcext:value-type="float">
            <text:p>032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working with = 1</text:p>
          </table:table-cell>
          <table:table-cell/>
          <table:table-cell table:style-name="ce1" office:value-type="float" office:value="28.760571" calcext:value-type="float">
            <text:p>28,760571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4912" calcext:value-type="float">
            <text:p>4912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1</text:p>
          </table:table-cell>
          <table:table-cell table:number-columns-repeated="1011"/>
        </table:table-row>
        <table:table-row table:style-name="ro1">
          <table:table-cell office:value-type="float" office:value="26.351579" calcext:value-type="float">
            <text:p>26,351579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/>
          <table:table-cell table:style-name="ce1" office:value-type="float" office:value="29.107" calcext:value-type="float">
            <text:p>29,107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office:value-type="float" office:value="26.351595" calcext:value-type="float">
            <text:p>26,351595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/>
          <table:table-cell table:style-name="ce1" office:value-type="float" office:value="29.10709" calcext:value-type="float">
            <text:p>29,10709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office:value-type="float" office:value="26.351703" calcext:value-type="float">
            <text:p>26,351703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/>
          <table:table-cell table:style-name="ce1" office:value-type="float" office:value="29.10789" calcext:value-type="float">
            <text:p>29,10789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office:value-type="float" office:value="26.351755" calcext:value-type="float">
            <text:p>26,351755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/>
          <table:table-cell table:style-name="ce1" office:value-type="float" office:value="29.1082" calcext:value-type="float">
            <text:p>29,108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office:value-type="float" office:value="26.351801" calcext:value-type="float">
            <text:p>26,351801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912" calcext:value-type="float">
            <text:p>4912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/>
          <table:table-cell table:style-name="ce1" office:value-type="float" office:value="29.10857" calcext:value-type="float">
            <text:p>29,10857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office:value-type="float" office:value="26.351826" calcext:value-type="float">
            <text:p>26,351826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/>
          <table:table-cell table:style-name="ce1" office:value-type="float" office:value="29.10911" calcext:value-type="float">
            <text:p>29,1091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office:value-type="float" office:value="26.351847" calcext:value-type="float">
            <text:p>26,351847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/>
          <table:table-cell table:style-name="ce1" office:value-type="float" office:value="29.10953" calcext:value-type="float">
            <text:p>29,10953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office:value-type="float" office:value="26.351871" calcext:value-type="float">
            <text:p>26,35187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/>
          <table:table-cell table:style-name="ce1" office:value-type="float" office:value="29.11018" calcext:value-type="float">
            <text:p>29,11018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office:value-type="float" office:value="26.351877" calcext:value-type="float">
            <text:p>26,351877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/>
          <table:table-cell table:style-name="ce1" office:value-type="float" office:value="29.11024" calcext:value-type="float">
            <text:p>29,11024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office:value-type="float" office:value="26.351913" calcext:value-type="float">
            <text:p>26,351913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/>
          <table:table-cell table:style-name="ce1" office:value-type="float" office:value="29.11175" calcext:value-type="float">
            <text:p>29,11175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office:value-type="float" office:value="26.351936" calcext:value-type="float">
            <text:p>26,351936</text:p>
          </table:table-cell>
          <table:table-cell office:value-type="string" calcext:value-type="string">
            <text:p>async_loop_006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providing 2</text:p>
          </table:table-cell>
          <table:table-cell/>
          <table:table-cell table:style-name="ce1" office:value-type="float" office:value="29.11234" calcext:value-type="float">
            <text:p>29,11234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2</text:p>
          </table:table-cell>
          <table:table-cell table:number-columns-repeated="1011"/>
        </table:table-row>
        <table:table-row table:style-name="ro1">
          <table:table-cell office:value-type="float" office:value="26.351964" calcext:value-type="float">
            <text:p>26,351964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/>
          <table:table-cell table:style-name="ce1" office:value-type="float" office:value="29.1128" calcext:value-type="float">
            <text:p>29,1128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office:value-type="float" office:value="26.351977" calcext:value-type="float">
            <text:p>26,351977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/>
          <table:table-cell table:style-name="ce1" office:value-type="float" office:value="29.11306" calcext:value-type="float">
            <text:p>29,11306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office:value-type="float" office:value="26.352017" calcext:value-type="float">
            <text:p>26,352017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/>
          <table:table-cell table:style-name="ce1" office:value-type="float" office:value="29.11332" calcext:value-type="float">
            <text:p>29,11332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office:value-type="float" office:value="26.352032" calcext:value-type="float">
            <text:p>26,352032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/>
          <table:table-cell table:style-name="ce1" office:value-type="float" office:value="29.11343" calcext:value-type="float">
            <text:p>29,11343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office:value-type="float" office:value="26.352058" calcext:value-type="float">
            <text:p>26,352058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/>
          <table:table-cell table:style-name="ce1" office:value-type="float" office:value="29.11376" calcext:value-type="float">
            <text:p>29,1137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office:value-type="float" office:value="26.352078" calcext:value-type="float">
            <text:p>26,352078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/>
          <table:table-cell table:style-name="ce1" office:value-type="float" office:value="29.11405" calcext:value-type="float">
            <text:p>29,11405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office:value-type="float" office:value="26.352102" calcext:value-type="float">
            <text:p>26,35210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/>
          <table:table-cell table:style-name="ce1" office:value-type="float" office:value="29.11435" calcext:value-type="float">
            <text:p>29,11435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office:value-type="float" office:value="26.352106" calcext:value-type="float">
            <text:p>26,352106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/>
          <table:table-cell table:style-name="ce1" office:value-type="float" office:value="29.11465" calcext:value-type="float">
            <text:p>29,11465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office:value-type="float" office:value="26.352134" calcext:value-type="float">
            <text:p>26,352134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/>
          <table:table-cell table:style-name="ce1" office:value-type="float" office:value="29.11518" calcext:value-type="float">
            <text:p>29,11518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office:value-type="float" office:value="26.352156" calcext:value-type="float">
            <text:p>26,352156</text:p>
          </table:table-cell>
          <table:table-cell office:value-type="string" calcext:value-type="string">
            <text:p>async_loop_006</text:p>
          </table:table-cell>
          <table:table-cell office:value-type="string" calcext:value-type="string">
            <text:p>0x75e0</text:p>
          </table:table-cell>
          <table:table-cell office:value-type="float" office:value="320" calcext:value-type="float">
            <text:p>032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working with = 2</text:p>
          </table:table-cell>
          <table:table-cell/>
          <table:table-cell table:style-name="ce1" office:value-type="float" office:value="29.11542" calcext:value-type="float">
            <text:p>29,11542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4912" calcext:value-type="float">
            <text:p>4912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2</text:p>
          </table:table-cell>
          <table:table-cell table:number-columns-repeated="1011"/>
        </table:table-row>
        <table:table-row table:style-name="ro1">
          <table:table-cell office:value-type="float" office:value="26.602311" calcext:value-type="float">
            <text:p>26,602311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/>
          <table:table-cell table:style-name="ce2" office:value-type="float" office:value="29.107728" calcext:value-type="float">
            <text:p>29,107728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office:value-type="float" office:value="26.602316" calcext:value-type="float">
            <text:p>26,60231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/>
          <table:table-cell table:style-name="ce1" office:value-type="float" office:value="29.107757" calcext:value-type="float">
            <text:p>29,107757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office:value-type="float" office:value="26.602475" calcext:value-type="float">
            <text:p>26,602475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/>
          <table:table-cell table:style-name="ce1" office:value-type="float" office:value="29.107818" calcext:value-type="float">
            <text:p>29,107818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office:value-type="float" office:value="26.602491" calcext:value-type="float">
            <text:p>26,602491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/>
          <table:table-cell table:style-name="ce1" office:value-type="float" office:value="29.107847" calcext:value-type="float">
            <text:p>29,107847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office:value-type="float" office:value="26.602541" calcext:value-type="float">
            <text:p>26,602541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912" calcext:value-type="float">
            <text:p>4912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/>
          <table:table-cell table:style-name="ce1" office:value-type="float" office:value="29.107868" calcext:value-type="float">
            <text:p>29,107868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office:value-type="float" office:value="26.602558" calcext:value-type="float">
            <text:p>26,602558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/>
          <table:table-cell table:style-name="ce1" office:value-type="float" office:value="29.107885" calcext:value-type="float">
            <text:p>29,107885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office:value-type="float" office:value="26.602571" calcext:value-type="float">
            <text:p>26,60257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/>
          <table:table-cell table:style-name="ce1" office:value-type="float" office:value="29.107899" calcext:value-type="float">
            <text:p>29,107899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office:value-type="float" office:value="26.602589" calcext:value-type="float">
            <text:p>26,602589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/>
          <table:table-cell table:style-name="ce1" office:value-type="float" office:value="29.107917" calcext:value-type="float">
            <text:p>29,107917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office:value-type="float" office:value="26.602596" calcext:value-type="float">
            <text:p>26,602596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/>
          <table:table-cell table:style-name="ce1" office:value-type="float" office:value="29.107929" calcext:value-type="float">
            <text:p>29,107929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office:value-type="float" office:value="26.60265" calcext:value-type="float">
            <text:p>26,60265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/>
          <table:table-cell table:style-name="ce1" office:value-type="float" office:value="29.107952" calcext:value-type="float">
            <text:p>29,107952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office:value-type="float" office:value="26.602686" calcext:value-type="float">
            <text:p>26,602686</text:p>
          </table:table-cell>
          <table:table-cell office:value-type="string" calcext:value-type="string">
            <text:p>async_loop_006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providing 3</text:p>
          </table:table-cell>
          <table:table-cell/>
          <table:table-cell table:style-name="ce1" office:value-type="float" office:value="29.107966" calcext:value-type="float">
            <text:p>29,107966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3</text:p>
          </table:table-cell>
          <table:table-cell table:number-columns-repeated="1011"/>
        </table:table-row>
        <table:table-row table:style-name="ro1">
          <table:table-cell office:value-type="float" office:value="26.60272" calcext:value-type="float">
            <text:p>26,60272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/>
          <table:table-cell table:style-name="ce1" office:value-type="float" office:value="29.107984" calcext:value-type="float">
            <text:p>29,107984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office:value-type="float" office:value="26.602728" calcext:value-type="float">
            <text:p>26,602728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/>
          <table:table-cell table:style-name="ce1" office:value-type="float" office:value="29.107987" calcext:value-type="float">
            <text:p>29,107987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office:value-type="float" office:value="26.602756" calcext:value-type="float">
            <text:p>26,602756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/>
          <table:table-cell table:style-name="ce1" office:value-type="float" office:value="29.108009" calcext:value-type="float">
            <text:p>29,108009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office:value-type="float" office:value="26.602749" calcext:value-type="float">
            <text:p>26,602749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/>
          <table:table-cell table:style-name="ce1" office:value-type="float" office:value="29.108013" calcext:value-type="float">
            <text:p>29,108013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office:value-type="float" office:value="26.602772" calcext:value-type="float">
            <text:p>26,60277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/>
          <table:table-cell table:style-name="ce1" office:value-type="float" office:value="29.108037" calcext:value-type="float">
            <text:p>29,108037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office:value-type="float" office:value="26.602815" calcext:value-type="float">
            <text:p>26,602815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/>
          <table:table-cell table:style-name="ce1" office:value-type="float" office:value="29.108051" calcext:value-type="float">
            <text:p>29,108051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office:value-type="float" office:value="26.602829" calcext:value-type="float">
            <text:p>26,602829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/>
          <table:table-cell table:style-name="ce1" office:value-type="float" office:value="29.108066" calcext:value-type="float">
            <text:p>29,10806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office:value-type="float" office:value="26.602837" calcext:value-type="float">
            <text:p>26,602837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/>
          <table:table-cell table:style-name="ce1" office:value-type="float" office:value="29.108092" calcext:value-type="float">
            <text:p>29,108092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office:value-type="float" office:value="26.602881" calcext:value-type="float">
            <text:p>26,602881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/>
          <table:table-cell table:style-name="ce1" office:value-type="float" office:value="29.108181" calcext:value-type="float">
            <text:p>29,108181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office:value-type="float" office:value="26.602909" calcext:value-type="float">
            <text:p>26,602909</text:p>
          </table:table-cell>
          <table:table-cell office:value-type="string" calcext:value-type="string">
            <text:p>async_loop_006</text:p>
          </table:table-cell>
          <table:table-cell office:value-type="string" calcext:value-type="string">
            <text:p>0x75e0</text:p>
          </table:table-cell>
          <table:table-cell office:value-type="float" office:value="320" calcext:value-type="float">
            <text:p>032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working with = 3</text:p>
          </table:table-cell>
          <table:table-cell/>
          <table:table-cell table:style-name="ce1" office:value-type="float" office:value="29.108208" calcext:value-type="float">
            <text:p>29,108208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320" calcext:value-type="float">
            <text:p>032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3</text:p>
          </table:table-cell>
          <table:table-cell table:number-columns-repeated="1011"/>
        </table:table-row>
        <table:table-row table:style-name="ro1">
          <table:table-cell office:value-type="float" office:value="26.85305" calcext:value-type="float">
            <text:p>26,85305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/>
          <table:table-cell table:style-name="ce1" office:value-type="float" office:value="29.26169" calcext:value-type="float">
            <text:p>29,26169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office:value-type="float" office:value="26.853058" calcext:value-type="float">
            <text:p>26,853058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/>
          <table:table-cell table:style-name="ce1" office:value-type="float" office:value="29.261723" calcext:value-type="float">
            <text:p>29,261723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office:value-type="float" office:value="26.853151" calcext:value-type="float">
            <text:p>26,853151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/>
          <table:table-cell table:style-name="ce1" office:value-type="float" office:value="29.261776" calcext:value-type="float">
            <text:p>29,261776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office:value-type="float" office:value="26.853184" calcext:value-type="float">
            <text:p>26,853184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/>
          <table:table-cell table:style-name="ce1" office:value-type="float" office:value="29.261808" calcext:value-type="float">
            <text:p>29,261808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office:value-type="float" office:value="26.853212" calcext:value-type="float">
            <text:p>26,853212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912" calcext:value-type="float">
            <text:p>4912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/>
          <table:table-cell table:style-name="ce1" office:value-type="float" office:value="29.261837" calcext:value-type="float">
            <text:p>29,261837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office:value-type="float" office:value="26.853259" calcext:value-type="float">
            <text:p>26,853259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/>
          <table:table-cell table:style-name="ce1" office:value-type="float" office:value="29.261861" calcext:value-type="float">
            <text:p>29,26186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office:value-type="float" office:value="26.853278" calcext:value-type="float">
            <text:p>26,853278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/>
          <table:table-cell table:style-name="ce1" office:value-type="float" office:value="29.261881" calcext:value-type="float">
            <text:p>29,26188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office:value-type="float" office:value="26.853301" calcext:value-type="float">
            <text:p>26,85330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/>
          <table:table-cell table:style-name="ce1" office:value-type="float" office:value="29.261907" calcext:value-type="float">
            <text:p>29,261907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office:value-type="float" office:value="26.853316" calcext:value-type="float">
            <text:p>26,853316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/>
          <table:table-cell table:style-name="ce1" office:value-type="float" office:value="29.261933" calcext:value-type="float">
            <text:p>29,261933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office:value-type="float" office:value="26.853355" calcext:value-type="float">
            <text:p>26,853355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/>
          <table:table-cell table:style-name="ce1" office:value-type="float" office:value="29.261978" calcext:value-type="float">
            <text:p>29,261978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office:value-type="float" office:value="26.853382" calcext:value-type="float">
            <text:p>26,853382</text:p>
          </table:table-cell>
          <table:table-cell office:value-type="string" calcext:value-type="string">
            <text:p>async_loop_006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providing 4</text:p>
          </table:table-cell>
          <table:table-cell/>
          <table:table-cell table:style-name="ce1" office:value-type="float" office:value="29.262017" calcext:value-type="float">
            <text:p>29,262017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4</text:p>
          </table:table-cell>
          <table:table-cell table:number-columns-repeated="1011"/>
        </table:table-row>
        <table:table-row table:style-name="ro1">
          <table:table-cell office:value-type="float" office:value="26.85341" calcext:value-type="float">
            <text:p>26,85341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/>
          <table:table-cell table:style-name="ce1" office:value-type="float" office:value="29.262052" calcext:value-type="float">
            <text:p>29,262052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office:value-type="float" office:value="26.853421" calcext:value-type="float">
            <text:p>26,85342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/>
          <table:table-cell table:style-name="ce1" office:value-type="float" office:value="29.262058" calcext:value-type="float">
            <text:p>29,262058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office:value-type="float" office:value="26.853433" calcext:value-type="float">
            <text:p>26,853433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/>
          <table:table-cell table:style-name="ce1" office:value-type="float" office:value="29.262088" calcext:value-type="float">
            <text:p>29,262088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office:value-type="float" office:value="26.853447" calcext:value-type="float">
            <text:p>26,853447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/>
          <table:table-cell table:style-name="ce1" office:value-type="float" office:value="29.262098" calcext:value-type="float">
            <text:p>29,262098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office:value-type="float" office:value="26.85347" calcext:value-type="float">
            <text:p>26,85347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/>
          <table:table-cell table:style-name="ce1" office:value-type="float" office:value="29.262144" calcext:value-type="float">
            <text:p>29,262144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office:value-type="float" office:value="26.85349" calcext:value-type="float">
            <text:p>26,85349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/>
          <table:table-cell table:style-name="ce1" office:value-type="float" office:value="29.262177" calcext:value-type="float">
            <text:p>29,262177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office:value-type="float" office:value="26.853512" calcext:value-type="float">
            <text:p>26,85351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/>
          <table:table-cell table:style-name="ce1" office:value-type="float" office:value="29.262207" calcext:value-type="float">
            <text:p>29,262207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office:value-type="float" office:value="26.85353" calcext:value-type="float">
            <text:p>26,85353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/>
          <table:table-cell table:style-name="ce1" office:value-type="float" office:value="29.262211" calcext:value-type="float">
            <text:p>29,262211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office:value-type="float" office:value="26.853594" calcext:value-type="float">
            <text:p>26,853594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/>
          <table:table-cell table:style-name="ce1" office:value-type="float" office:value="29.262259" calcext:value-type="float">
            <text:p>29,262259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office:value-type="float" office:value="26.853628" calcext:value-type="float">
            <text:p>26,853628</text:p>
          </table:table-cell>
          <table:table-cell office:value-type="string" calcext:value-type="string">
            <text:p>async_loop_006</text:p>
          </table:table-cell>
          <table:table-cell office:value-type="string" calcext:value-type="string">
            <text:p>0x75e0</text:p>
          </table:table-cell>
          <table:table-cell office:value-type="float" office:value="320" calcext:value-type="float">
            <text:p>032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working with = 4</text:p>
          </table:table-cell>
          <table:table-cell/>
          <table:table-cell table:style-name="ce1" office:value-type="float" office:value="29.26229" calcext:value-type="float">
            <text:p>29,26229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4912" calcext:value-type="float">
            <text:p>4912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4</text:p>
          </table:table-cell>
          <table:table-cell table:number-columns-repeated="1011"/>
        </table:table-row>
        <table:table-row table:style-name="ro1">
          <table:table-cell office:value-type="float" office:value="27.103781" calcext:value-type="float">
            <text:p>27,103781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/>
          <table:table-cell table:style-name="ce1" office:value-type="float" office:value="29.358337" calcext:value-type="float">
            <text:p>29,358337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office:value-type="float" office:value="27.103814" calcext:value-type="float">
            <text:p>27,103814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/>
          <table:table-cell table:style-name="ce1" office:value-type="float" office:value="29.358376" calcext:value-type="float">
            <text:p>29,35837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office:value-type="float" office:value="27.103879" calcext:value-type="float">
            <text:p>27,103879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/>
          <table:table-cell table:style-name="ce1" office:value-type="float" office:value="29.358437" calcext:value-type="float">
            <text:p>29,358437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office:value-type="float" office:value="27.10392" calcext:value-type="float">
            <text:p>27,1039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/>
          <table:table-cell table:style-name="ce1" office:value-type="float" office:value="29.35847" calcext:value-type="float">
            <text:p>29,35847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office:value-type="float" office:value="27.10396" calcext:value-type="float">
            <text:p>27,10396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912" calcext:value-type="float">
            <text:p>4912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/>
          <table:table-cell table:style-name="ce1" office:value-type="float" office:value="29.3585" calcext:value-type="float">
            <text:p>29,3585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office:value-type="float" office:value="27.103992" calcext:value-type="float">
            <text:p>27,103992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/>
          <table:table-cell table:style-name="ce1" office:value-type="float" office:value="29.358524" calcext:value-type="float">
            <text:p>29,358524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office:value-type="float" office:value="27.104022" calcext:value-type="float">
            <text:p>27,104022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/>
          <table:table-cell table:style-name="ce1" office:value-type="float" office:value="29.358545" calcext:value-type="float">
            <text:p>29,358545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office:value-type="float" office:value="27.104062" calcext:value-type="float">
            <text:p>27,104062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/>
          <table:table-cell table:style-name="ce1" office:value-type="float" office:value="29.358573" calcext:value-type="float">
            <text:p>29,358573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office:value-type="float" office:value="27.104072" calcext:value-type="float">
            <text:p>27,104072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/>
          <table:table-cell table:style-name="ce1" office:value-type="float" office:value="29.3586" calcext:value-type="float">
            <text:p>29,3586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office:value-type="float" office:value="27.104124" calcext:value-type="float">
            <text:p>27,104124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/>
          <table:table-cell table:style-name="ce1" office:value-type="float" office:value="29.358665" calcext:value-type="float">
            <text:p>29,358665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office:value-type="float" office:value="27.104148" calcext:value-type="float">
            <text:p>27,104148</text:p>
          </table:table-cell>
          <table:table-cell office:value-type="string" calcext:value-type="string">
            <text:p>async_loop_006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providing 5</text:p>
          </table:table-cell>
          <table:table-cell/>
          <table:table-cell table:style-name="ce1" office:value-type="float" office:value="29.358691" calcext:value-type="float">
            <text:p>29,358691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5</text:p>
          </table:table-cell>
          <table:table-cell table:number-columns-repeated="1011"/>
        </table:table-row>
        <table:table-row table:style-name="ro1">
          <table:table-cell office:value-type="float" office:value="27.104175" calcext:value-type="float">
            <text:p>27,104175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/>
          <table:table-cell table:style-name="ce1" office:value-type="float" office:value="29.35872" calcext:value-type="float">
            <text:p>29,35872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office:value-type="float" office:value="27.104193" calcext:value-type="float">
            <text:p>27,104193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/>
          <table:table-cell table:style-name="ce1" office:value-type="float" office:value="29.358736" calcext:value-type="float">
            <text:p>29,358736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office:value-type="float" office:value="27.104195" calcext:value-type="float">
            <text:p>27,104195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/>
          <table:table-cell table:style-name="ce1" office:value-type="float" office:value="29.358754" calcext:value-type="float">
            <text:p>29,358754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office:value-type="float" office:value="27.104251" calcext:value-type="float">
            <text:p>27,10425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/>
          <table:table-cell table:style-name="ce1" office:value-type="float" office:value="29.358798" calcext:value-type="float">
            <text:p>29,358798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office:value-type="float" office:value="27.104296" calcext:value-type="float">
            <text:p>27,10429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/>
          <table:table-cell table:style-name="ce1" office:value-type="float" office:value="29.358832" calcext:value-type="float">
            <text:p>29,35883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office:value-type="float" office:value="27.104333" calcext:value-type="float">
            <text:p>27,104333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/>
          <table:table-cell table:style-name="ce1" office:value-type="float" office:value="29.358858" calcext:value-type="float">
            <text:p>29,358858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office:value-type="float" office:value="27.104382" calcext:value-type="float">
            <text:p>27,104382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/>
          <table:table-cell table:style-name="ce1" office:value-type="float" office:value="29.358882" calcext:value-type="float">
            <text:p>29,35888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office:value-type="float" office:value="27.104374" calcext:value-type="float">
            <text:p>27,104374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/>
          <table:table-cell table:style-name="ce1" office:value-type="float" office:value="29.35889" calcext:value-type="float">
            <text:p>29,35889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office:value-type="float" office:value="27.104412" calcext:value-type="float">
            <text:p>27,104412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/>
          <table:table-cell table:style-name="ce1" office:value-type="float" office:value="29.358922" calcext:value-type="float">
            <text:p>29,358922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office:value-type="float" office:value="27.104476" calcext:value-type="float">
            <text:p>27,104476</text:p>
          </table:table-cell>
          <table:table-cell office:value-type="string" calcext:value-type="string">
            <text:p>async_loop_006</text:p>
          </table:table-cell>
          <table:table-cell office:value-type="string" calcext:value-type="string">
            <text:p>0x75e0</text:p>
          </table:table-cell>
          <table:table-cell office:value-type="float" office:value="320" calcext:value-type="float">
            <text:p>032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working with = 5</text:p>
          </table:table-cell>
          <table:table-cell/>
          <table:table-cell table:style-name="ce1" office:value-type="float" office:value="29.358947" calcext:value-type="float">
            <text:p>29,358947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320" calcext:value-type="float">
            <text:p>032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5</text:p>
          </table:table-cell>
          <table:table-cell table:number-columns-repeated="1011"/>
        </table:table-row>
        <table:table-row table:style-name="ro1">
          <table:table-cell office:value-type="float" office:value="27.354591" calcext:value-type="float">
            <text:p>27,354591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/>
          <table:table-cell table:style-name="ce1" office:value-type="float" office:value="29.512417" calcext:value-type="float">
            <text:p>29,512417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office:value-type="float" office:value="27.354606" calcext:value-type="float">
            <text:p>27,35460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/>
          <table:table-cell table:style-name="ce1" office:value-type="float" office:value="29.512423" calcext:value-type="float">
            <text:p>29,512423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office:value-type="float" office:value="27.354683" calcext:value-type="float">
            <text:p>27,354683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/>
          <table:table-cell table:style-name="ce1" office:value-type="float" office:value="29.512523" calcext:value-type="float">
            <text:p>29,512523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office:value-type="float" office:value="27.354699" calcext:value-type="float">
            <text:p>27,354699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/>
          <table:table-cell table:style-name="ce1" office:value-type="float" office:value="29.51254" calcext:value-type="float">
            <text:p>29,51254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office:value-type="float" office:value="27.354716" calcext:value-type="float">
            <text:p>27,354716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912" calcext:value-type="float">
            <text:p>4912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/>
          <table:table-cell table:style-name="ce1" office:value-type="float" office:value="29.512571" calcext:value-type="float">
            <text:p>29,512571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office:value-type="float" office:value="27.354726" calcext:value-type="float">
            <text:p>27,354726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/>
          <table:table-cell table:style-name="ce1" office:value-type="float" office:value="29.512594" calcext:value-type="float">
            <text:p>29,512594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office:value-type="float" office:value="27.354736" calcext:value-type="float">
            <text:p>27,354736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/>
          <table:table-cell table:style-name="ce1" office:value-type="float" office:value="29.512614" calcext:value-type="float">
            <text:p>29,512614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office:value-type="float" office:value="27.354748" calcext:value-type="float">
            <text:p>27,354748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/>
          <table:table-cell table:style-name="ce1" office:value-type="float" office:value="29.512639" calcext:value-type="float">
            <text:p>29,512639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office:value-type="float" office:value="27.35476" calcext:value-type="float">
            <text:p>27,35476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/>
          <table:table-cell table:style-name="ce1" office:value-type="float" office:value="29.512652" calcext:value-type="float">
            <text:p>29,512652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office:value-type="float" office:value="27.35478" calcext:value-type="float">
            <text:p>27,35478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/>
          <table:table-cell table:style-name="ce1" office:value-type="float" office:value="29.512683" calcext:value-type="float">
            <text:p>29,512683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office:value-type="float" office:value="27.354799" calcext:value-type="float">
            <text:p>27,354799</text:p>
          </table:table-cell>
          <table:table-cell office:value-type="string" calcext:value-type="string">
            <text:p>async_loop_006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providing 6</text:p>
          </table:table-cell>
          <table:table-cell/>
          <table:table-cell table:style-name="ce1" office:value-type="float" office:value="29.512708" calcext:value-type="float">
            <text:p>29,512708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6</text:p>
          </table:table-cell>
          <table:table-cell table:number-columns-repeated="1011"/>
        </table:table-row>
        <table:table-row table:style-name="ro1">
          <table:table-cell office:value-type="float" office:value="27.35482" calcext:value-type="float">
            <text:p>27,35482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/>
          <table:table-cell table:style-name="ce1" office:value-type="float" office:value="29.512734" calcext:value-type="float">
            <text:p>29,512734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office:value-type="float" office:value="27.354827" calcext:value-type="float">
            <text:p>27,354827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/>
          <table:table-cell table:style-name="ce1" office:value-type="float" office:value="29.512748" calcext:value-type="float">
            <text:p>29,512748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office:value-type="float" office:value="27.354836" calcext:value-type="float">
            <text:p>27,354836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/>
          <table:table-cell table:style-name="ce1" office:value-type="float" office:value="29.512768" calcext:value-type="float">
            <text:p>29,512768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office:value-type="float" office:value="27.354841" calcext:value-type="float">
            <text:p>27,35484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/>
          <table:table-cell table:style-name="ce1" office:value-type="float" office:value="29.512775" calcext:value-type="float">
            <text:p>29,512775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office:value-type="float" office:value="27.35487" calcext:value-type="float">
            <text:p>27,35487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/>
          <table:table-cell table:style-name="ce1" office:value-type="float" office:value="29.512806" calcext:value-type="float">
            <text:p>29,51280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office:value-type="float" office:value="27.354884" calcext:value-type="float">
            <text:p>27,354884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/>
          <table:table-cell table:style-name="ce1" office:value-type="float" office:value="29.512832" calcext:value-type="float">
            <text:p>29,51283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office:value-type="float" office:value="27.354896" calcext:value-type="float">
            <text:p>27,35489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/>
          <table:table-cell table:style-name="ce1" office:value-type="float" office:value="29.512862" calcext:value-type="float">
            <text:p>29,51286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office:value-type="float" office:value="27.35491" calcext:value-type="float">
            <text:p>27,35491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/>
          <table:table-cell table:style-name="ce1" office:value-type="float" office:value="29.51288" calcext:value-type="float">
            <text:p>29,51288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office:value-type="float" office:value="27.354929" calcext:value-type="float">
            <text:p>27,354929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/>
          <table:table-cell table:style-name="ce1" office:value-type="float" office:value="29.512909" calcext:value-type="float">
            <text:p>29,512909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office:value-type="float" office:value="27.354947" calcext:value-type="float">
            <text:p>27,354947</text:p>
          </table:table-cell>
          <table:table-cell office:value-type="string" calcext:value-type="string">
            <text:p>async_loop_006</text:p>
          </table:table-cell>
          <table:table-cell office:value-type="string" calcext:value-type="string">
            <text:p>0x75e0</text:p>
          </table:table-cell>
          <table:table-cell office:value-type="float" office:value="320" calcext:value-type="float">
            <text:p>032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working with = 6</text:p>
          </table:table-cell>
          <table:table-cell/>
          <table:table-cell table:style-name="ce1" office:value-type="float" office:value="29.512935" calcext:value-type="float">
            <text:p>29,512935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4912" calcext:value-type="float">
            <text:p>4912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6</text:p>
          </table:table-cell>
          <table:table-cell table:number-columns-repeated="1011"/>
        </table:table-row>
        <table:table-row table:style-name="ro1">
          <table:table-cell office:value-type="float" office:value="27.605092" calcext:value-type="float">
            <text:p>27,605092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/>
          <table:table-cell table:style-name="ce1" office:value-type="float" office:value="29.609042" calcext:value-type="float">
            <text:p>29,609042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office:value-type="float" office:value="27.605132" calcext:value-type="float">
            <text:p>27,60513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/>
          <table:table-cell table:style-name="ce1" office:value-type="float" office:value="29.609054" calcext:value-type="float">
            <text:p>29,609054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office:value-type="float" office:value="27.605187" calcext:value-type="float">
            <text:p>27,605187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/>
          <table:table-cell table:style-name="ce1" office:value-type="float" office:value="29.609094" calcext:value-type="float">
            <text:p>29,609094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office:value-type="float" office:value="27.605222" calcext:value-type="float">
            <text:p>27,60522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/>
          <table:table-cell table:style-name="ce1" office:value-type="float" office:value="29.609113" calcext:value-type="float">
            <text:p>29,609113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office:value-type="float" office:value="27.60527" calcext:value-type="float">
            <text:p>27,60527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912" calcext:value-type="float">
            <text:p>4912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/>
          <table:table-cell table:style-name="ce1" office:value-type="float" office:value="29.609137" calcext:value-type="float">
            <text:p>29,609137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office:value-type="float" office:value="27.605305" calcext:value-type="float">
            <text:p>27,605305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/>
          <table:table-cell table:style-name="ce1" office:value-type="float" office:value="29.609157" calcext:value-type="float">
            <text:p>29,609157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office:value-type="float" office:value="27.605336" calcext:value-type="float">
            <text:p>27,605336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/>
          <table:table-cell table:style-name="ce1" office:value-type="float" office:value="29.60919" calcext:value-type="float">
            <text:p>29,60919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office:value-type="float" office:value="27.605376" calcext:value-type="float">
            <text:p>27,605376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/>
          <table:table-cell table:style-name="ce1" office:value-type="float" office:value="29.609214" calcext:value-type="float">
            <text:p>29,609214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office:value-type="float" office:value="27.605412" calcext:value-type="float">
            <text:p>27,605412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/>
          <table:table-cell table:style-name="ce1" office:value-type="float" office:value="29.609219" calcext:value-type="float">
            <text:p>29,609219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office:value-type="float" office:value="27.605469" calcext:value-type="float">
            <text:p>27,605469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/>
          <table:table-cell table:style-name="ce1" office:value-type="float" office:value="29.609256" calcext:value-type="float">
            <text:p>29,609256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office:value-type="float" office:value="27.605494" calcext:value-type="float">
            <text:p>27,605494</text:p>
          </table:table-cell>
          <table:table-cell office:value-type="string" calcext:value-type="string">
            <text:p>async_loop_006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providing 7</text:p>
          </table:table-cell>
          <table:table-cell/>
          <table:table-cell table:style-name="ce1" office:value-type="float" office:value="29.609277" calcext:value-type="float">
            <text:p>29,609277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7</text:p>
          </table:table-cell>
          <table:table-cell table:number-columns-repeated="1011"/>
        </table:table-row>
        <table:table-row table:style-name="ro1">
          <table:table-cell office:value-type="float" office:value="27.605521" calcext:value-type="float">
            <text:p>27,605521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/>
          <table:table-cell table:style-name="ce1" office:value-type="float" office:value="29.609298" calcext:value-type="float">
            <text:p>29,609298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office:value-type="float" office:value="27.605536" calcext:value-type="float">
            <text:p>27,605536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/>
          <table:table-cell table:style-name="ce1" office:value-type="float" office:value="29.60931" calcext:value-type="float">
            <text:p>29,6093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office:value-type="float" office:value="27.605561" calcext:value-type="float">
            <text:p>27,605561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/>
          <table:table-cell table:style-name="ce1" office:value-type="float" office:value="29.609321" calcext:value-type="float">
            <text:p>29,609321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office:value-type="float" office:value="27.605593" calcext:value-type="float">
            <text:p>27,605593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/>
          <table:table-cell table:style-name="ce1" office:value-type="float" office:value="29.609331" calcext:value-type="float">
            <text:p>29,60933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office:value-type="float" office:value="27.605644" calcext:value-type="float">
            <text:p>27,605644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/>
          <table:table-cell table:style-name="ce1" office:value-type="float" office:value="29.609355" calcext:value-type="float">
            <text:p>29,609355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office:value-type="float" office:value="27.60568" calcext:value-type="float">
            <text:p>27,60568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/>
          <table:table-cell table:style-name="ce1" office:value-type="float" office:value="29.609376" calcext:value-type="float">
            <text:p>29,60937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office:value-type="float" office:value="27.60572" calcext:value-type="float">
            <text:p>27,6057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/>
          <table:table-cell table:style-name="ce1" office:value-type="float" office:value="29.609396" calcext:value-type="float">
            <text:p>29,60939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office:value-type="float" office:value="27.605755" calcext:value-type="float">
            <text:p>27,605755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/>
          <table:table-cell table:style-name="ce1" office:value-type="float" office:value="29.609398" calcext:value-type="float">
            <text:p>29,609398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office:value-type="float" office:value="27.605812" calcext:value-type="float">
            <text:p>27,605812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/>
          <table:table-cell table:style-name="ce1" office:value-type="float" office:value="29.609423" calcext:value-type="float">
            <text:p>29,609423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office:value-type="float" office:value="27.605837" calcext:value-type="float">
            <text:p>27,605837</text:p>
          </table:table-cell>
          <table:table-cell office:value-type="string" calcext:value-type="string">
            <text:p>async_loop_006</text:p>
          </table:table-cell>
          <table:table-cell office:value-type="string" calcext:value-type="string">
            <text:p>0x75e0</text:p>
          </table:table-cell>
          <table:table-cell office:value-type="float" office:value="320" calcext:value-type="float">
            <text:p>032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working with = 7</text:p>
          </table:table-cell>
          <table:table-cell/>
          <table:table-cell table:style-name="ce1" office:value-type="float" office:value="29.60943" calcext:value-type="float">
            <text:p>29,60943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320" calcext:value-type="float">
            <text:p>032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7</text:p>
          </table:table-cell>
          <table:table-cell table:number-columns-repeated="1011"/>
        </table:table-row>
        <table:table-row table:style-name="ro1">
          <table:table-cell office:value-type="float" office:value="27.855977" calcext:value-type="float">
            <text:p>27,855977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/>
          <table:table-cell table:style-name="ce1" office:value-type="float" office:value="29.76309" calcext:value-type="float">
            <text:p>29,76309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office:value-type="float" office:value="27.855993" calcext:value-type="float">
            <text:p>27,855993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/>
          <table:table-cell table:style-name="ce1" office:value-type="float" office:value="29.763096" calcext:value-type="float">
            <text:p>29,76309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office:value-type="float" office:value="27.856089" calcext:value-type="float">
            <text:p>27,856089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/>
          <table:table-cell table:style-name="ce1" office:value-type="float" office:value="29.763206" calcext:value-type="float">
            <text:p>29,763206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office:value-type="float" office:value="27.85614" calcext:value-type="float">
            <text:p>27,85614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/>
          <table:table-cell table:style-name="ce1" office:value-type="float" office:value="29.763246" calcext:value-type="float">
            <text:p>29,76324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office:value-type="float" office:value="27.856192" calcext:value-type="float">
            <text:p>27,856192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912" calcext:value-type="float">
            <text:p>4912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/>
          <table:table-cell table:style-name="ce1" office:value-type="float" office:value="29.763276" calcext:value-type="float">
            <text:p>29,763276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office:value-type="float" office:value="27.856226" calcext:value-type="float">
            <text:p>27,856226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/>
          <table:table-cell table:style-name="ce1" office:value-type="float" office:value="29.763299" calcext:value-type="float">
            <text:p>29,763299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office:value-type="float" office:value="27.856257" calcext:value-type="float">
            <text:p>27,856257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/>
          <table:table-cell table:style-name="ce1" office:value-type="float" office:value="29.763319" calcext:value-type="float">
            <text:p>29,763319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office:value-type="float" office:value="27.856296" calcext:value-type="float">
            <text:p>27,856296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/>
          <table:table-cell table:style-name="ce1" office:value-type="float" office:value="29.763344" calcext:value-type="float">
            <text:p>29,763344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office:value-type="float" office:value="27.856307" calcext:value-type="float">
            <text:p>27,856307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/>
          <table:table-cell table:style-name="ce1" office:value-type="float" office:value="29.76335" calcext:value-type="float">
            <text:p>29,76335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office:value-type="float" office:value="27.856356" calcext:value-type="float">
            <text:p>27,856356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/>
          <table:table-cell table:style-name="ce1" office:value-type="float" office:value="29.763379" calcext:value-type="float">
            <text:p>29,763379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office:value-type="float" office:value="27.85638" calcext:value-type="float">
            <text:p>27,85638</text:p>
          </table:table-cell>
          <table:table-cell office:value-type="string" calcext:value-type="string">
            <text:p>async_loop_006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providing 8</text:p>
          </table:table-cell>
          <table:table-cell/>
          <table:table-cell table:style-name="ce1" office:value-type="float" office:value="29.7634" calcext:value-type="float">
            <text:p>29,7634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8</text:p>
          </table:table-cell>
          <table:table-cell table:number-columns-repeated="1011"/>
        </table:table-row>
        <table:table-row table:style-name="ro1">
          <table:table-cell office:value-type="float" office:value="27.856408" calcext:value-type="float">
            <text:p>27,856408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/>
          <table:table-cell table:style-name="ce1" office:value-type="float" office:value="29.76343" calcext:value-type="float">
            <text:p>29,76343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office:value-type="float" office:value="27.856427" calcext:value-type="float">
            <text:p>27,856427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/>
          <table:table-cell table:style-name="ce1" office:value-type="float" office:value="29.763448" calcext:value-type="float">
            <text:p>29,763448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office:value-type="float" office:value="27.856429" calcext:value-type="float">
            <text:p>27,856429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/>
          <table:table-cell table:style-name="ce1" office:value-type="float" office:value="29.763453" calcext:value-type="float">
            <text:p>29,763453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office:value-type="float" office:value="27.856484" calcext:value-type="float">
            <text:p>27,856484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/>
          <table:table-cell table:style-name="ce1" office:value-type="float" office:value="29.763488" calcext:value-type="float">
            <text:p>29,763488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office:value-type="float" office:value="27.856529" calcext:value-type="float">
            <text:p>27,856529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/>
          <table:table-cell table:style-name="ce1" office:value-type="float" office:value="29.763515" calcext:value-type="float">
            <text:p>29,763515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office:value-type="float" office:value="27.856566" calcext:value-type="float">
            <text:p>27,85656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/>
          <table:table-cell table:style-name="ce1" office:value-type="float" office:value="29.763535" calcext:value-type="float">
            <text:p>29,763535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office:value-type="float" office:value="27.856617" calcext:value-type="float">
            <text:p>27,856617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/>
          <table:table-cell table:style-name="ce1" office:value-type="float" office:value="29.763558" calcext:value-type="float">
            <text:p>29,763558</text:p>
          </table:table-cell>
          <table:table-cell table:style-name="ce8" office:value-type="string" calcext:value-type="string">
            <text:p>executer w</text:p>
          </table:table-cell>
          <table:table-cell table:style-name="ce9" office:value-type="string" calcext:value-type="string">
            <text:p>0x7028</text:p>
          </table:table-cell>
          <table:table-cell table:style-name="ce10" office:value-type="float" office:value="400" calcext:value-type="float">
            <text:p>0400</text:p>
          </table:table-cell>
          <table:table-cell table:style-name="ce11" office:value-type="float" office:value="186" calcext:value-type="float">
            <text:p>186</text:p>
          </table:table-cell>
          <table:table-cell table:style-name="ce11"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office:value-type="float" office:value="27.856607" calcext:value-type="float">
            <text:p>27,856607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/>
          <table:table-cell table:style-name="ce1" office:value-type="float" office:value="29.76356" calcext:value-type="float">
            <text:p>29,76356</text:p>
          </table:table-cell>
          <table:table-cell table:style-name="ce8" office:value-type="string" calcext:value-type="string">
            <text:p>executer::loop w</text:p>
          </table:table-cell>
          <table:table-cell table:style-name="ce9" office:value-type="string" calcext:value-type="string">
            <text:p>0x7118</text:p>
          </table:table-cell>
          <table:table-cell table:style-name="ce10" office:value-type="float" office:value="4912" calcext:value-type="float">
            <text:p>4912</text:p>
          </table:table-cell>
          <table:table-cell table:style-name="ce11" office:value-type="float" office:value="269" calcext:value-type="float">
            <text:p>269</text:p>
          </table:table-cell>
          <table:table-cell table:style-name="ce11"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office:value-type="float" office:value="27.856646" calcext:value-type="float">
            <text:p>27,856646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/>
          <table:table-cell table:style-name="ce1" office:value-type="float" office:value="29.763594" calcext:value-type="float">
            <text:p>29,763594</text:p>
          </table:table-cell>
          <table:table-cell table:style-name="ce8" office:value-type="string" calcext:value-type="string">
            <text:p>executer::loop w</text:p>
          </table:table-cell>
          <table:table-cell table:style-name="ce9" office:value-type="string" calcext:value-type="string">
            <text:p>0x7118</text:p>
          </table:table-cell>
          <table:table-cell table:style-name="ce10" office:value-type="float" office:value="4912" calcext:value-type="float">
            <text:p>4912</text:p>
          </table:table-cell>
          <table:table-cell table:style-name="ce11" office:value-type="float" office:value="277" calcext:value-type="float">
            <text:p>277</text:p>
          </table:table-cell>
          <table:table-cell table:style-name="ce11"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office:value-type="float" office:value="27.856672" calcext:value-type="float">
            <text:p>27,856672</text:p>
          </table:table-cell>
          <table:table-cell office:value-type="string" calcext:value-type="string">
            <text:p>async_loop_006</text:p>
          </table:table-cell>
          <table:table-cell office:value-type="string" calcext:value-type="string">
            <text:p>0x75e0</text:p>
          </table:table-cell>
          <table:table-cell office:value-type="float" office:value="320" calcext:value-type="float">
            <text:p>032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working with = 8</text:p>
          </table:table-cell>
          <table:table-cell/>
          <table:table-cell table:style-name="ce1" office:value-type="float" office:value="29.763647" calcext:value-type="float">
            <text:p>29,763647</text:p>
          </table:table-cell>
          <table:table-cell table:style-name="ce8" office:value-type="string" calcext:value-type="string">
            <text:p>async_loop_006a</text:p>
          </table:table-cell>
          <table:table-cell table:style-name="ce9" office:value-type="string" calcext:value-type="string">
            <text:p>0x75e0</text:p>
          </table:table-cell>
          <table:table-cell table:style-name="ce10" office:value-type="float" office:value="4912" calcext:value-type="float">
            <text:p>4912</text:p>
          </table:table-cell>
          <table:table-cell table:style-name="ce11" office:value-type="float" office:value="538" calcext:value-type="float">
            <text:p>538</text:p>
          </table:table-cell>
          <table:table-cell table:style-name="ce11" office:value-type="string" calcext:value-type="string">
            <text:p>working with = 8</text:p>
          </table:table-cell>
          <table:table-cell table:number-columns-repeated="1011"/>
        </table:table-row>
        <table:table-row table:style-name="ro1">
          <table:table-cell office:value-type="float" office:value="28.107114" calcext:value-type="float">
            <text:p>28,107114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/>
          <table:table-cell table:style-name="ce1" office:value-type="float" office:value="29.859544" calcext:value-type="float">
            <text:p>29,859544</text:p>
          </table:table-cell>
          <table:table-cell table:style-name="ce8" office:value-type="string" calcext:value-type="string">
            <text:p>executer::loop w</text:p>
          </table:table-cell>
          <table:table-cell table:style-name="ce9" office:value-type="string" calcext:value-type="string">
            <text:p>0x7118</text:p>
          </table:table-cell>
          <table:table-cell table:style-name="ce10" office:value-type="float" office:value="320" calcext:value-type="float">
            <text:p>0320</text:p>
          </table:table-cell>
          <table:table-cell table:style-name="ce11" office:value-type="float" office:value="295" calcext:value-type="float">
            <text:p>295</text:p>
          </table:table-cell>
          <table:table-cell table:style-name="ce11"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office:value-type="float" office:value="28.107135" calcext:value-type="float">
            <text:p>28,107135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/>
          <table:table-cell table:style-name="ce1" office:value-type="float" office:value="29.859584" calcext:value-type="float">
            <text:p>29,859584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office:value-type="float" office:value="28.107209" calcext:value-type="float">
            <text:p>28,107209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/>
          <table:table-cell table:style-name="ce1" office:value-type="float" office:value="29.859649" calcext:value-type="float">
            <text:p>29,859649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office:value-type="float" office:value="28.10724" calcext:value-type="float">
            <text:p>28,10724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/>
          <table:table-cell table:style-name="ce1" office:value-type="float" office:value="29.859676" calcext:value-type="float">
            <text:p>29,85967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office:value-type="float" office:value="28.107266" calcext:value-type="float">
            <text:p>28,107266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912" calcext:value-type="float">
            <text:p>4912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/>
          <table:table-cell table:style-name="ce1" office:value-type="float" office:value="29.859738" calcext:value-type="float">
            <text:p>29,859738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office:value-type="float" office:value="28.107306" calcext:value-type="float">
            <text:p>28,107306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/>
          <table:table-cell table:style-name="ce1" office:value-type="float" office:value="29.859763" calcext:value-type="float">
            <text:p>29,859763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office:value-type="float" office:value="28.107324" calcext:value-type="float">
            <text:p>28,107324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/>
          <table:table-cell table:style-name="ce1" office:value-type="float" office:value="29.859783" calcext:value-type="float">
            <text:p>29,859783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office:value-type="float" office:value="28.107346" calcext:value-type="float">
            <text:p>28,107346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/>
          <table:table-cell table:style-name="ce1" office:value-type="float" office:value="29.859812" calcext:value-type="float">
            <text:p>29,859812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office:value-type="float" office:value="28.107359" calcext:value-type="float">
            <text:p>28,107359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/>
          <table:table-cell table:style-name="ce1" office:value-type="float" office:value="29.859859" calcext:value-type="float">
            <text:p>29,859859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office:value-type="float" office:value="28.107384" calcext:value-type="float">
            <text:p>28,107384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/>
          <table:table-cell table:style-name="ce1" office:value-type="float" office:value="29.859922" calcext:value-type="float">
            <text:p>29,859922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office:value-type="float" office:value="28.107405" calcext:value-type="float">
            <text:p>28,107405</text:p>
          </table:table-cell>
          <table:table-cell office:value-type="string" calcext:value-type="string">
            <text:p>async_loop_006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providing 9</text:p>
          </table:table-cell>
          <table:table-cell/>
          <table:table-cell table:style-name="ce1" office:value-type="float" office:value="29.859948" calcext:value-type="float">
            <text:p>29,859948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9</text:p>
          </table:table-cell>
          <table:table-cell table:number-columns-repeated="1011"/>
        </table:table-row>
        <table:table-row table:style-name="ro1">
          <table:table-cell office:value-type="float" office:value="28.107433" calcext:value-type="float">
            <text:p>28,107433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/>
          <table:table-cell table:style-name="ce1" office:value-type="float" office:value="29.859976" calcext:value-type="float">
            <text:p>29,859976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office:value-type="float" office:value="28.107442" calcext:value-type="float">
            <text:p>28,107442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/>
          <table:table-cell table:style-name="ce1" office:value-type="float" office:value="29.859988" calcext:value-type="float">
            <text:p>29,859988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office:value-type="float" office:value="28.107453" calcext:value-type="float">
            <text:p>28,107453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/>
          <table:table-cell table:style-name="ce1" office:value-type="float" office:value="29.859997" calcext:value-type="float">
            <text:p>29,859997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office:value-type="float" office:value="28.107466" calcext:value-type="float">
            <text:p>28,107466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/>
          <table:table-cell table:style-name="ce1" office:value-type="float" office:value="29.860011" calcext:value-type="float">
            <text:p>29,86001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office:value-type="float" office:value="28.107498" calcext:value-type="float">
            <text:p>28,107498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/>
          <table:table-cell table:style-name="ce1" office:value-type="float" office:value="29.860035" calcext:value-type="float">
            <text:p>29,860035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office:value-type="float" office:value="28.107518" calcext:value-type="float">
            <text:p>28,107518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/>
          <table:table-cell table:style-name="ce1" office:value-type="float" office:value="29.860056" calcext:value-type="float">
            <text:p>29,86005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office:value-type="float" office:value="28.107541" calcext:value-type="float">
            <text:p>28,107541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/>
          <table:table-cell table:style-name="ce1" office:value-type="float" office:value="29.86008" calcext:value-type="float">
            <text:p>29,86008</text:p>
          </table:table-cell>
          <table:table-cell table:style-name="ce8" office:value-type="string" calcext:value-type="string">
            <text:p>executer w</text:p>
          </table:table-cell>
          <table:table-cell table:style-name="ce9" office:value-type="string" calcext:value-type="string">
            <text:p>0x7028</text:p>
          </table:table-cell>
          <table:table-cell table:style-name="ce10" office:value-type="float" office:value="400" calcext:value-type="float">
            <text:p>0400</text:p>
          </table:table-cell>
          <table:table-cell table:style-name="ce11" office:value-type="float" office:value="186" calcext:value-type="float">
            <text:p>186</text:p>
          </table:table-cell>
          <table:table-cell table:style-name="ce11"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office:value-type="float" office:value="28.107552" calcext:value-type="float">
            <text:p>28,107552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/>
          <table:table-cell table:style-name="ce1" office:value-type="float" office:value="29.860098" calcext:value-type="float">
            <text:p>29,860098</text:p>
          </table:table-cell>
          <table:table-cell table:style-name="ce8" office:value-type="string" calcext:value-type="string">
            <text:p>executer::loop w</text:p>
          </table:table-cell>
          <table:table-cell table:style-name="ce9" office:value-type="string" calcext:value-type="string">
            <text:p>0x7118</text:p>
          </table:table-cell>
          <table:table-cell table:style-name="ce10" office:value-type="float" office:value="320" calcext:value-type="float">
            <text:p>0320</text:p>
          </table:table-cell>
          <table:table-cell table:style-name="ce11" office:value-type="float" office:value="269" calcext:value-type="float">
            <text:p>269</text:p>
          </table:table-cell>
          <table:table-cell table:style-name="ce11"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office:value-type="float" office:value="28.107575" calcext:value-type="float">
            <text:p>28,107575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/>
          <table:table-cell table:style-name="ce1" office:value-type="float" office:value="29.860148" calcext:value-type="float">
            <text:p>29,860148</text:p>
          </table:table-cell>
          <table:table-cell table:style-name="ce8" office:value-type="string" calcext:value-type="string">
            <text:p>executer::loop w</text:p>
          </table:table-cell>
          <table:table-cell table:style-name="ce9" office:value-type="string" calcext:value-type="string">
            <text:p>0x7118</text:p>
          </table:table-cell>
          <table:table-cell table:style-name="ce10" office:value-type="float" office:value="320" calcext:value-type="float">
            <text:p>0320</text:p>
          </table:table-cell>
          <table:table-cell table:style-name="ce11" office:value-type="float" office:value="277" calcext:value-type="float">
            <text:p>277</text:p>
          </table:table-cell>
          <table:table-cell table:style-name="ce11"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office:value-type="float" office:value="28.107595" calcext:value-type="float">
            <text:p>28,107595</text:p>
          </table:table-cell>
          <table:table-cell office:value-type="string" calcext:value-type="string">
            <text:p>async_loop_006</text:p>
          </table:table-cell>
          <table:table-cell office:value-type="string" calcext:value-type="string">
            <text:p>0x75e0</text:p>
          </table:table-cell>
          <table:table-cell office:value-type="float" office:value="320" calcext:value-type="float">
            <text:p>032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working with = 9</text:p>
          </table:table-cell>
          <table:table-cell/>
          <table:table-cell table:style-name="ce1" office:value-type="float" office:value="29.860187" calcext:value-type="float">
            <text:p>29,860187</text:p>
          </table:table-cell>
          <table:table-cell table:style-name="ce8" office:value-type="string" calcext:value-type="string">
            <text:p>async_loop_006a</text:p>
          </table:table-cell>
          <table:table-cell table:style-name="ce9" office:value-type="string" calcext:value-type="string">
            <text:p>0x75e0</text:p>
          </table:table-cell>
          <table:table-cell table:style-name="ce10" office:value-type="float" office:value="320" calcext:value-type="float">
            <text:p>0320</text:p>
          </table:table-cell>
          <table:table-cell table:style-name="ce11" office:value-type="float" office:value="538" calcext:value-type="float">
            <text:p>538</text:p>
          </table:table-cell>
          <table:table-cell table:style-name="ce11" office:value-type="string" calcext:value-type="string">
            <text:p>working with = 9</text:p>
          </table:table-cell>
          <table:table-cell table:number-columns-repeated="1011"/>
        </table:table-row>
        <table:table-row table:style-name="ro1">
          <table:table-cell office:value-type="float" office:value="28.107619" calcext:value-type="float">
            <text:p>28,107619</text:p>
          </table:table-cell>
          <table:table-cell office:value-type="string" calcext:value-type="string">
            <text:p>async_loop_006</text:p>
          </table:table-cell>
          <table:table-cell office:value-type="string" calcext:value-type="string">
            <text:p>0x75e0</text:p>
          </table:table-cell>
          <table:table-cell office:value-type="float" office:value="320" calcext:value-type="float">
            <text:p>032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causing timeout sleeping for 1000</text:p>
          </table:table-cell>
          <table:table-cell/>
          <table:table-cell table:style-name="ce1" office:value-type="float" office:value="29.860223" calcext:value-type="float">
            <text:p>29,860223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320" calcext:value-type="float">
            <text:p>032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causing timeout sleeping for 1000</text:p>
          </table:table-cell>
          <table:table-cell table:number-columns-repeated="1011"/>
        </table:table-row>
        <table:table-row table:style-name="ro1">
          <table:table-cell table:style-name="ce2" office:value-type="float" office:value="28.60766" calcext:value-type="float">
            <text:p>28,60766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abandoning</text:p>
          </table:table-cell>
          <table:table-cell/>
          <table:table-cell table:style-name="ce1" office:value-type="float" office:value="30.13755" calcext:value-type="float">
            <text:p>30,13755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office:value-type="float" office:value="28.607749" calcext:value-type="float">
            <text:p>28,607749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imeout!</text:p>
          </table:table-cell>
          <table:table-cell/>
          <table:table-cell table:style-name="ce1" office:value-type="float" office:value="30.1382" calcext:value-type="float">
            <text:p>30,1382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office:value-type="float" office:value="28.607947" calcext:value-type="float">
            <text:p>28,607947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tarting</text:p>
          </table:table-cell>
          <table:table-cell/>
          <table:table-cell table:style-name="ce1" office:value-type="float" office:value="30.13796" calcext:value-type="float">
            <text:p>30,1379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office:value-type="float" office:value="28.607992" calcext:value-type="float">
            <text:p>28,607992</text:p>
          </table:table-cell>
          <table:table-cell office:value-type="string" calcext:value-type="string">
            <text:p>async_loop_006</text:p>
          </table:table-cell>
          <table:table-cell office:value-type="string" calcext:value-type="string">
            <text:p>0x75e0</text:p>
          </table:table-cell>
          <table:table-cell office:value-type="float" office:value="3104" calcext:value-type="float">
            <text:p>3104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timeout for 0320</text:p>
          </table:table-cell>
          <table:table-cell/>
          <table:table-cell table:style-name="ce1" office:value-type="float" office:value="30.1387" calcext:value-type="float">
            <text:p>30,1387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office:value-type="float" office:value="28.607995" calcext:value-type="float">
            <text:p>28,607995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fa40</text:p>
          </table:table-cell>
          <table:table-cell office:value-type="float" office:value="4912" calcext:value-type="float">
            <text:p>4912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destructor</text:p>
          </table:table-cell>
          <table:table-cell/>
          <table:table-cell table:style-name="ce1" office:value-type="float" office:value="30.13898" calcext:value-type="float">
            <text:p>30,13898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office:value-type="float" office:value="28.608232" calcext:value-type="float">
            <text:p>28,608232</text:p>
          </table:table-cell>
          <table:table-cell/>
          <table:table-cell office:value-type="string" calcext:value-type="string">
            <text:p>0x7118</text:p>
          </table:table-cell>
          <table:table-cell office:value-type="float" office:value="400" calcext:value-type="float">
            <text:p>040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/>
          <table:table-cell table:style-name="ce1" office:value-type="float" office:value="30.13921" calcext:value-type="float">
            <text:p>30,1392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office:value-type="float" office:value="28.658309" calcext:value-type="float">
            <text:p>28,658309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912" calcext:value-type="float">
            <text:p>4912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true</text:p>
          </table:table-cell>
          <table:table-cell/>
          <table:table-cell table:style-name="ce1" office:value-type="float" office:value="30.13941" calcext:value-type="float">
            <text:p>30,1394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office:value-type="float" office:value="28.658399" calcext:value-type="float">
            <text:p>28,658399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_stopped = true</text:p>
          </table:table-cell>
          <table:table-cell/>
          <table:table-cell table:style-name="ce1" office:value-type="float" office:value="30.13969" calcext:value-type="float">
            <text:p>30,13969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office:value-type="float" office:value="28.658458" calcext:value-type="float">
            <text:p>28,658458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_cond_exec.notify_one()</text:p>
          </table:table-cell>
          <table:table-cell/>
          <table:table-cell table:style-name="ce1" office:value-type="float" office:value="30.13979" calcext:value-type="float">
            <text:p>30,13979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office:value-type="float" office:value="28.658503" calcext:value-type="float">
            <text:p>28,658503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912" calcext:value-type="float">
            <text:p>491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_cond_wait.notify_one()</text:p>
          </table:table-cell>
          <table:table-cell/>
          <table:table-cell table:style-name="ce1" office:value-type="float" office:value="30.14007" calcext:value-type="float">
            <text:p>30,14007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office:value-type="float" office:value="28.65852" calcext:value-type="float">
            <text:p>28,65852</text:p>
          </table:table-cell>
          <table:table-cell/>
          <table:table-cell office:value-type="string" calcext:value-type="string">
            <text:p>0x7118</text:p>
          </table:table-cell>
          <table:table-cell office:value-type="float" office:value="400" calcext:value-type="float">
            <text:p>040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/>
          <table:table-cell table:style-name="ce1" office:value-type="float" office:value="30.14021" calcext:value-type="float">
            <text:p>30,14021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10</text:p>
          </table:table-cell>
          <table:table-cell table:number-columns-repeated="1011"/>
        </table:table-row>
        <table:table-row table:style-name="ro1">
          <table:table-cell office:value-type="float" office:value="28.658579" calcext:value-type="float">
            <text:p>28,658579</text:p>
          </table:table-cell>
          <table:table-cell/>
          <table:table-cell office:value-type="string" calcext:value-type="string">
            <text:p>0x7118</text:p>
          </table:table-cell>
          <table:table-cell office:value-type="float" office:value="400" calcext:value-type="float">
            <text:p>040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stopped</text:p>
          </table:table-cell>
          <table:table-cell/>
          <table:table-cell table:style-name="ce1" office:value-type="float" office:value="30.14038" calcext:value-type="float">
            <text:p>30,14038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office:value-type="float" office:value="28.658652" calcext:value-type="float">
            <text:p>28,658652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_stopped = true</text:p>
          </table:table-cell>
          <table:table-cell/>
          <table:table-cell table:style-name="ce1" office:value-type="float" office:value="30.14042" calcext:value-type="float">
            <text:p>30,14042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office:value-type="float" office:value="28.658708" calcext:value-type="float">
            <text:p>28,658708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_cond_exec.notify_one()</text:p>
          </table:table-cell>
          <table:table-cell/>
          <table:table-cell table:style-name="ce1" office:value-type="float" office:value="30.14069" calcext:value-type="float">
            <text:p>30,14069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office:value-type="float" office:value="28.658749" calcext:value-type="float">
            <text:p>28,658749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912" calcext:value-type="float">
            <text:p>491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_cond_wait.notify_one()</text:p>
          </table:table-cell>
          <table:table-cell/>
          <table:table-cell table:style-name="ce1" office:value-type="float" office:value="30.14079" calcext:value-type="float">
            <text:p>30,14079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office:value-type="float" office:value="28.65879" calcext:value-type="float">
            <text:p>28,65879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/>
          <table:table-cell table:style-name="ce1" office:value-type="float" office:value="30.14104" calcext:value-type="float">
            <text:p>30,14104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office:value-type="float" office:value="28.658848" calcext:value-type="float">
            <text:p>28,658848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stopped</text:p>
          </table:table-cell>
          <table:table-cell/>
          <table:table-cell table:style-name="ce1" office:value-type="float" office:value="30.14125" calcext:value-type="float">
            <text:p>30,14125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office:value-type="float" office:value="28.658956" calcext:value-type="float">
            <text:p>28,658956</text:p>
          </table:table-cell>
          <table:table-cell office:value-type="string" calcext:value-type="string">
            <text:p>async_loop_006</text:p>
          </table:table-cell>
          <table:table-cell office:value-type="string" calcext:value-type="string">
            <text:p>0x75e0</text:p>
          </table:table-cell>
          <table:table-cell office:value-type="float" office:value="4544" calcext:value-type="float">
            <text:p>4544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i is 9 as expected</text:p>
          </table:table-cell>
          <table:table-cell/>
          <table:table-cell table:style-name="ce1" office:value-type="float" office:value="30.14148" calcext:value-type="float">
            <text:p>30,14148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office:value-type="float" office:value="28.659021" calcext:value-type="float">
            <text:p>28,65902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544" calcext:value-type="float">
            <text:p>454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ntering destructor</text:p>
          </table:table-cell>
          <table:table-cell/>
          <table:table-cell table:style-name="ce1" office:value-type="float" office:value="30.14157" calcext:value-type="float">
            <text:p>30,14157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office:value-type="float" office:value="28.659043" calcext:value-type="float">
            <text:p>28,659043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544" calcext:value-type="float">
            <text:p>454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ot stopping because it was already stopped</text:p>
          </table:table-cell>
          <table:table-cell/>
          <table:table-cell table:style-name="ce1" office:value-type="float" office:value="30.14182" calcext:value-type="float">
            <text:p>30,14182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office:value-type="float" office:value="28.659082" calcext:value-type="float">
            <text:p>28,659082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544" calcext:value-type="float">
            <text:p>454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eaving destructor</text:p>
          </table:table-cell>
          <table:table-cell/>
          <table:table-cell table:style-name="ce1" office:value-type="float" office:value="30.14195" calcext:value-type="float">
            <text:p>30,14195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4912" calcext:value-type="float">
            <text:p>4912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10</text:p>
          </table:table-cell>
          <table:table-cell table:number-columns-repeated="1011"/>
        </table:table-row>
        <table:table-row table:style-name="ro1">
          <table:table-cell office:value-type="float" office:value="28.659107" calcext:value-type="float">
            <text:p>28,659107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4544" calcext:value-type="float">
            <text:p>454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destructor</text:p>
          </table:table-cell>
          <table:table-cell/>
          <table:table-cell table:style-name="ce1" office:value-type="float" office:value="30.264307" calcext:value-type="float">
            <text:p>30,264307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office:value-type="float" office:value="28.659128" calcext:value-type="float">
            <text:p>28,659128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544" calcext:value-type="float">
            <text:p>454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ntering destructor</text:p>
          </table:table-cell>
          <table:table-cell/>
          <table:table-cell table:style-name="ce1" office:value-type="float" office:value="30.26435" calcext:value-type="float">
            <text:p>30,26435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office:value-type="float" office:value="28.659147" calcext:value-type="float">
            <text:p>28,659147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544" calcext:value-type="float">
            <text:p>454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ot stopping because it was already stopped</text:p>
          </table:table-cell>
          <table:table-cell/>
          <table:table-cell table:style-name="ce1" office:value-type="float" office:value="30.26441" calcext:value-type="float">
            <text:p>30,26441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office:value-type="float" office:value="28.659165" calcext:value-type="float">
            <text:p>28,659165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544" calcext:value-type="float">
            <text:p>454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eaving destructor</text:p>
          </table:table-cell>
          <table:table-cell/>
          <table:table-cell table:style-name="ce1" office:value-type="float" office:value="30.264442" calcext:value-type="float">
            <text:p>30,26444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office:value-type="float" office:value="28.659186" calcext:value-type="float">
            <text:p>28,659186</text:p>
          </table:table-cell>
          <table:table-cell/>
          <table:table-cell office:value-type="string" calcext:value-type="string">
            <text:p>0x7118</text:p>
          </table:table-cell>
          <table:table-cell office:value-type="float" office:value="4544" calcext:value-type="float">
            <text:p>454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destructor</text:p>
          </table:table-cell>
          <table:table-cell/>
          <table:table-cell table:style-name="ce1" office:value-type="float" office:value="30.264473" calcext:value-type="float">
            <text:p>30,264473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264496" calcext:value-type="float">
            <text:p>30,264496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264516" calcext:value-type="float">
            <text:p>30,264516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264542" calcext:value-type="float">
            <text:p>30,264542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264554" calcext:value-type="float">
            <text:p>30,264554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26458" calcext:value-type="float">
            <text:p>30,26458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264601" calcext:value-type="float">
            <text:p>30,264601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11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264628" calcext:value-type="float">
            <text:p>30,264628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264641" calcext:value-type="float">
            <text:p>30,26464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264648" calcext:value-type="float">
            <text:p>30,264648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264671" calcext:value-type="float">
            <text:p>30,26467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264701" calcext:value-type="float">
            <text:p>30,264701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264731" calcext:value-type="float">
            <text:p>30,264731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264754" calcext:value-type="float">
            <text:p>30,264754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264764" calcext:value-type="float">
            <text:p>30,264764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264787" calcext:value-type="float">
            <text:p>30,264787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264814" calcext:value-type="float">
            <text:p>30,264814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4912" calcext:value-type="float">
            <text:p>4912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11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514917" calcext:value-type="float">
            <text:p>30,514917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514931" calcext:value-type="float">
            <text:p>30,514931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51501" calcext:value-type="float">
            <text:p>30,51501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515007" calcext:value-type="float">
            <text:p>30,515007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515055" calcext:value-type="float">
            <text:p>30,515055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515122" calcext:value-type="float">
            <text:p>30,515122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515163" calcext:value-type="float">
            <text:p>30,515163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515194" calcext:value-type="float">
            <text:p>30,515194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515193" calcext:value-type="float">
            <text:p>30,515193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515213" calcext:value-type="float">
            <text:p>30,515213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515236" calcext:value-type="float">
            <text:p>30,515236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12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515251" calcext:value-type="float">
            <text:p>30,515251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515262" calcext:value-type="float">
            <text:p>30,515262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515255" calcext:value-type="float">
            <text:p>30,515255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51528" calcext:value-type="float">
            <text:p>30,51528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515305" calcext:value-type="float">
            <text:p>30,515305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515324" calcext:value-type="float">
            <text:p>30,515324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515348" calcext:value-type="float">
            <text:p>30,515348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515348" calcext:value-type="float">
            <text:p>30,515348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515371" calcext:value-type="float">
            <text:p>30,515371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515385" calcext:value-type="float">
            <text:p>30,515385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4912" calcext:value-type="float">
            <text:p>4912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12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765541" calcext:value-type="float">
            <text:p>30,765541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765586" calcext:value-type="float">
            <text:p>30,76558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76565" calcext:value-type="float">
            <text:p>30,76565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765685" calcext:value-type="float">
            <text:p>30,765685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765718" calcext:value-type="float">
            <text:p>30,765718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765744" calcext:value-type="float">
            <text:p>30,765744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765764" calcext:value-type="float">
            <text:p>30,765764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765789" calcext:value-type="float">
            <text:p>30,765789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765824" calcext:value-type="float">
            <text:p>30,765824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765893" calcext:value-type="float">
            <text:p>30,765893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765918" calcext:value-type="float">
            <text:p>30,765918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13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765946" calcext:value-type="float">
            <text:p>30,765946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765966" calcext:value-type="float">
            <text:p>30,765966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765965" calcext:value-type="float">
            <text:p>30,765965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766083" calcext:value-type="float">
            <text:p>30,766083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766135" calcext:value-type="float">
            <text:p>30,766135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766171" calcext:value-type="float">
            <text:p>30,766171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766213" calcext:value-type="float">
            <text:p>30,766213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766218" calcext:value-type="float">
            <text:p>30,766218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766322" calcext:value-type="float">
            <text:p>30,766322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766346" calcext:value-type="float">
            <text:p>30,766346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4912" calcext:value-type="float">
            <text:p>4912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13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860362" calcext:value-type="float">
            <text:p>30,860362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860396" calcext:value-type="float">
            <text:p>30,86039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860464" calcext:value-type="float">
            <text:p>30,860464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860506" calcext:value-type="float">
            <text:p>30,86050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860547" calcext:value-type="float">
            <text:p>30,860547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86058" calcext:value-type="float">
            <text:p>30,86058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86061" calcext:value-type="float">
            <text:p>30,8606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860648" calcext:value-type="float">
            <text:p>30,860648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860677" calcext:value-type="float">
            <text:p>30,860677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860756" calcext:value-type="float">
            <text:p>30,860756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860784" calcext:value-type="float">
            <text:p>30,860784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14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860812" calcext:value-type="float">
            <text:p>30,860812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860827" calcext:value-type="float">
            <text:p>30,860827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860834" calcext:value-type="float">
            <text:p>30,860834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860904" calcext:value-type="float">
            <text:p>30,860904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860948" calcext:value-type="float">
            <text:p>30,860948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860985" calcext:value-type="float">
            <text:p>30,860985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861028" calcext:value-type="float">
            <text:p>30,861028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861039" calcext:value-type="float">
            <text:p>30,861039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861088" calcext:value-type="float">
            <text:p>30,861088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0.861112" calcext:value-type="float">
            <text:p>30,861112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320" calcext:value-type="float">
            <text:p>032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14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6461" calcext:value-type="float">
            <text:p>31,16461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6499" calcext:value-type="float">
            <text:p>31,16499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6581" calcext:value-type="float">
            <text:p>31,16581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6627" calcext:value-type="float">
            <text:p>31,16627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6681" calcext:value-type="float">
            <text:p>31,16681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672" calcext:value-type="float">
            <text:p>31,1672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6754" calcext:value-type="float">
            <text:p>31,16754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6794" calcext:value-type="float">
            <text:p>31,16794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6797" calcext:value-type="float">
            <text:p>31,16797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6854" calcext:value-type="float">
            <text:p>31,16854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6876" calcext:value-type="float">
            <text:p>31,16876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15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6902" calcext:value-type="float">
            <text:p>31,16902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6923" calcext:value-type="float">
            <text:p>31,16923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6911" calcext:value-type="float">
            <text:p>31,1691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6982" calcext:value-type="float">
            <text:p>31,16982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7031" calcext:value-type="float">
            <text:p>31,17031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7071" calcext:value-type="float">
            <text:p>31,17071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7112" calcext:value-type="float">
            <text:p>31,1711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7118" calcext:value-type="float">
            <text:p>31,17118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7174" calcext:value-type="float">
            <text:p>31,17174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7205" calcext:value-type="float">
            <text:p>31,17205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4912" calcext:value-type="float">
            <text:p>4912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15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11217" calcext:value-type="float">
            <text:p>31,111217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11247" calcext:value-type="float">
            <text:p>31,111247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11287" calcext:value-type="float">
            <text:p>31,111287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11318" calcext:value-type="float">
            <text:p>31,111318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11351" calcext:value-type="float">
            <text:p>31,111351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11376" calcext:value-type="float">
            <text:p>31,111376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11399" calcext:value-type="float">
            <text:p>31,111399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11431" calcext:value-type="float">
            <text:p>31,11143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1146" calcext:value-type="float">
            <text:p>31,11146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11499" calcext:value-type="float">
            <text:p>31,111499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11517" calcext:value-type="float">
            <text:p>31,111517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16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1154" calcext:value-type="float">
            <text:p>31,11154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11555" calcext:value-type="float">
            <text:p>31,111555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11557" calcext:value-type="float">
            <text:p>31,111557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11603" calcext:value-type="float">
            <text:p>31,111603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11642" calcext:value-type="float">
            <text:p>31,11164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11669" calcext:value-type="float">
            <text:p>31,111669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117" calcext:value-type="float">
            <text:p>31,1117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11725" calcext:value-type="float">
            <text:p>31,111725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11763" calcext:value-type="float">
            <text:p>31,111763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111789" calcext:value-type="float">
            <text:p>31,111789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320" calcext:value-type="float">
            <text:p>032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16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267365" calcext:value-type="float">
            <text:p>31,267365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267339" calcext:value-type="float">
            <text:p>31,267339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267432" calcext:value-type="float">
            <text:p>31,26743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267467" calcext:value-type="float">
            <text:p>31,267467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267486" calcext:value-type="float">
            <text:p>31,267486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26751" calcext:value-type="float">
            <text:p>31,2675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267548" calcext:value-type="float">
            <text:p>31,267548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267573" calcext:value-type="float">
            <text:p>31,267573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267588" calcext:value-type="float">
            <text:p>31,267588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267621" calcext:value-type="float">
            <text:p>31,267621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267654" calcext:value-type="float">
            <text:p>31,267654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17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267691" calcext:value-type="float">
            <text:p>31,267691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267698" calcext:value-type="float">
            <text:p>31,267698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267723" calcext:value-type="float">
            <text:p>31,267723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267736" calcext:value-type="float">
            <text:p>31,267736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26776" calcext:value-type="float">
            <text:p>31,2677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26778" calcext:value-type="float">
            <text:p>31,26778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267802" calcext:value-type="float">
            <text:p>31,26780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267815" calcext:value-type="float">
            <text:p>31,267815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267845" calcext:value-type="float">
            <text:p>31,267845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267875" calcext:value-type="float">
            <text:p>31,267875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4912" calcext:value-type="float">
            <text:p>4912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17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361923" calcext:value-type="float">
            <text:p>31,361923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361964" calcext:value-type="float">
            <text:p>31,361964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36202" calcext:value-type="float">
            <text:p>31,36202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362072" calcext:value-type="float">
            <text:p>31,36207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362123" calcext:value-type="float">
            <text:p>31,362123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362157" calcext:value-type="float">
            <text:p>31,362157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362191" calcext:value-type="float">
            <text:p>31,36219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362233" calcext:value-type="float">
            <text:p>31,362233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362252" calcext:value-type="float">
            <text:p>31,362252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362292" calcext:value-type="float">
            <text:p>31,362292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362312" calcext:value-type="float">
            <text:p>31,362312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18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362337" calcext:value-type="float">
            <text:p>31,362337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362361" calcext:value-type="float">
            <text:p>31,362361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362355" calcext:value-type="float">
            <text:p>31,362355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362424" calcext:value-type="float">
            <text:p>31,362424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362468" calcext:value-type="float">
            <text:p>31,362468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362509" calcext:value-type="float">
            <text:p>31,362509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36255" calcext:value-type="float">
            <text:p>31,36255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362586" calcext:value-type="float">
            <text:p>31,362586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362651" calcext:value-type="float">
            <text:p>31,362651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362706" calcext:value-type="float">
            <text:p>31,362706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320" calcext:value-type="float">
            <text:p>032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18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518006" calcext:value-type="float">
            <text:p>31,518006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518017" calcext:value-type="float">
            <text:p>31,518017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518102" calcext:value-type="float">
            <text:p>31,518102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518147" calcext:value-type="float">
            <text:p>31,518147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518205" calcext:value-type="float">
            <text:p>31,518205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518239" calcext:value-type="float">
            <text:p>31,518239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51827" calcext:value-type="float">
            <text:p>31,51827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51831" calcext:value-type="float">
            <text:p>31,5183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518324" calcext:value-type="float">
            <text:p>31,518324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518359" calcext:value-type="float">
            <text:p>31,518359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518383" calcext:value-type="float">
            <text:p>31,518383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19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518413" calcext:value-type="float">
            <text:p>31,518413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518421" calcext:value-type="float">
            <text:p>31,51842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518437" calcext:value-type="float">
            <text:p>31,518437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518471" calcext:value-type="float">
            <text:p>31,51847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518514" calcext:value-type="float">
            <text:p>31,518514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518549" calcext:value-type="float">
            <text:p>31,518549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518589" calcext:value-type="float">
            <text:p>31,518589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518599" calcext:value-type="float">
            <text:p>31,518599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518659" calcext:value-type="float">
            <text:p>31,518659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518693" calcext:value-type="float">
            <text:p>31,518693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4912" calcext:value-type="float">
            <text:p>4912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19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612811" calcext:value-type="float">
            <text:p>31,612811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612875" calcext:value-type="float">
            <text:p>31,612875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61285" calcext:value-type="float">
            <text:p>31,61285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612923" calcext:value-type="float">
            <text:p>31,612923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61297" calcext:value-type="float">
            <text:p>31,61297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613003" calcext:value-type="float">
            <text:p>31,613003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613036" calcext:value-type="float">
            <text:p>31,613036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613081" calcext:value-type="float">
            <text:p>31,61308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613118" calcext:value-type="float">
            <text:p>31,613118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613172" calcext:value-type="float">
            <text:p>31,613172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613195" calcext:value-type="float">
            <text:p>31,613195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2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613226" calcext:value-type="float">
            <text:p>31,613226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613246" calcext:value-type="float">
            <text:p>31,613246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613233" calcext:value-type="float">
            <text:p>31,613233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613311" calcext:value-type="float">
            <text:p>31,61331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613362" calcext:value-type="float">
            <text:p>31,61336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613398" calcext:value-type="float">
            <text:p>31,613398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613447" calcext:value-type="float">
            <text:p>31,613447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613439" calcext:value-type="float">
            <text:p>31,613439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613462" calcext:value-type="float">
            <text:p>31,613462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613493" calcext:value-type="float">
            <text:p>31,613493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320" calcext:value-type="float">
            <text:p>032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2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768871" calcext:value-type="float">
            <text:p>31,768871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768844" calcext:value-type="float">
            <text:p>31,768844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768943" calcext:value-type="float">
            <text:p>31,768943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768972" calcext:value-type="float">
            <text:p>31,768972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768983" calcext:value-type="float">
            <text:p>31,768983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769006" calcext:value-type="float">
            <text:p>31,769006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769024" calcext:value-type="float">
            <text:p>31,769024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769048" calcext:value-type="float">
            <text:p>31,769048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769052" calcext:value-type="float">
            <text:p>31,769052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769076" calcext:value-type="float">
            <text:p>31,769076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769097" calcext:value-type="float">
            <text:p>31,769097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21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769122" calcext:value-type="float">
            <text:p>31,769122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769126" calcext:value-type="float">
            <text:p>31,769126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769149" calcext:value-type="float">
            <text:p>31,769149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769158" calcext:value-type="float">
            <text:p>31,769158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769182" calcext:value-type="float">
            <text:p>31,76918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769202" calcext:value-type="float">
            <text:p>31,76920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769224" calcext:value-type="float">
            <text:p>31,769224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769227" calcext:value-type="float">
            <text:p>31,769227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769265" calcext:value-type="float">
            <text:p>31,769265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769286" calcext:value-type="float">
            <text:p>31,769286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4912" calcext:value-type="float">
            <text:p>4912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21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863631" calcext:value-type="float">
            <text:p>31,863631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863654" calcext:value-type="float">
            <text:p>31,863654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863718" calcext:value-type="float">
            <text:p>31,863718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863754" calcext:value-type="float">
            <text:p>31,863754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863792" calcext:value-type="float">
            <text:p>31,863792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863817" calcext:value-type="float">
            <text:p>31,863817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863854" calcext:value-type="float">
            <text:p>31,863854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863882" calcext:value-type="float">
            <text:p>31,863882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863919" calcext:value-type="float">
            <text:p>31,863919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863977" calcext:value-type="float">
            <text:p>31,863977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864003" calcext:value-type="float">
            <text:p>31,864003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22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864033" calcext:value-type="float">
            <text:p>31,864033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864045" calcext:value-type="float">
            <text:p>31,864045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864056" calcext:value-type="float">
            <text:p>31,864056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864069" calcext:value-type="float">
            <text:p>31,864069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864092" calcext:value-type="float">
            <text:p>31,86409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864122" calcext:value-type="float">
            <text:p>31,86412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864146" calcext:value-type="float">
            <text:p>31,86414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864182" calcext:value-type="float">
            <text:p>31,864182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864239" calcext:value-type="float">
            <text:p>31,864239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1.864266" calcext:value-type="float">
            <text:p>31,864266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320" calcext:value-type="float">
            <text:p>032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22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9401" calcext:value-type="float">
            <text:p>32,19401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9401" calcext:value-type="float">
            <text:p>32,19401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9483" calcext:value-type="float">
            <text:p>32,19483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9489" calcext:value-type="float">
            <text:p>32,19489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9552" calcext:value-type="float">
            <text:p>32,19552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9585" calcext:value-type="float">
            <text:p>32,19585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9602" calcext:value-type="float">
            <text:p>32,19602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9626" calcext:value-type="float">
            <text:p>32,19626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9634" calcext:value-type="float">
            <text:p>32,19634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967" calcext:value-type="float">
            <text:p>32,1967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9689" calcext:value-type="float">
            <text:p>32,19689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23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9716" calcext:value-type="float">
            <text:p>32,19716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9719" calcext:value-type="float">
            <text:p>32,19719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9736" calcext:value-type="float">
            <text:p>32,19736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9746" calcext:value-type="float">
            <text:p>32,19746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977" calcext:value-type="float">
            <text:p>32,1977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9794" calcext:value-type="float">
            <text:p>32,19794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9818" calcext:value-type="float">
            <text:p>32,19818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982" calcext:value-type="float">
            <text:p>32,1982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985" calcext:value-type="float">
            <text:p>32,1985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9883" calcext:value-type="float">
            <text:p>32,19883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4912" calcext:value-type="float">
            <text:p>4912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23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14381" calcext:value-type="float">
            <text:p>32,114381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14412" calcext:value-type="float">
            <text:p>32,11441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14465" calcext:value-type="float">
            <text:p>32,114465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14495" calcext:value-type="float">
            <text:p>32,114495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14524" calcext:value-type="float">
            <text:p>32,114524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14548" calcext:value-type="float">
            <text:p>32,114548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14568" calcext:value-type="float">
            <text:p>32,114568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14595" calcext:value-type="float">
            <text:p>32,114595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1461" calcext:value-type="float">
            <text:p>32,11461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14656" calcext:value-type="float">
            <text:p>32,114656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14673" calcext:value-type="float">
            <text:p>32,114673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24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14699" calcext:value-type="float">
            <text:p>32,114699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14713" calcext:value-type="float">
            <text:p>32,114713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14706" calcext:value-type="float">
            <text:p>32,114706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14739" calcext:value-type="float">
            <text:p>32,114739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14772" calcext:value-type="float">
            <text:p>32,11477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14792" calcext:value-type="float">
            <text:p>32,11479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14815" calcext:value-type="float">
            <text:p>32,114815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14851" calcext:value-type="float">
            <text:p>32,114851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14914" calcext:value-type="float">
            <text:p>32,114914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114939" calcext:value-type="float">
            <text:p>32,114939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320" calcext:value-type="float">
            <text:p>032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24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269998" calcext:value-type="float">
            <text:p>32,269998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270069" calcext:value-type="float">
            <text:p>32,270069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269999" calcext:value-type="float">
            <text:p>32,269999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270114" calcext:value-type="float">
            <text:p>32,270114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270129" calcext:value-type="float">
            <text:p>32,270129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270114" calcext:value-type="float">
            <text:p>32,270114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27014" calcext:value-type="float">
            <text:p>32,27014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270158" calcext:value-type="float">
            <text:p>32,270158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270206" calcext:value-type="float">
            <text:p>32,270206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270261" calcext:value-type="float">
            <text:p>32,270261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270283" calcext:value-type="float">
            <text:p>32,270283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25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270315" calcext:value-type="float">
            <text:p>32,270315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270316" calcext:value-type="float">
            <text:p>32,270316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270352" calcext:value-type="float">
            <text:p>32,270352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27041" calcext:value-type="float">
            <text:p>32,2704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270446" calcext:value-type="float">
            <text:p>32,27044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270468" calcext:value-type="float">
            <text:p>32,270468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270492" calcext:value-type="float">
            <text:p>32,27049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270514" calcext:value-type="float">
            <text:p>32,270514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270577" calcext:value-type="float">
            <text:p>32,270577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270611" calcext:value-type="float">
            <text:p>32,270611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4912" calcext:value-type="float">
            <text:p>4912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25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365068" calcext:value-type="float">
            <text:p>32,365068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365106" calcext:value-type="float">
            <text:p>32,36510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365181" calcext:value-type="float">
            <text:p>32,365181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365207" calcext:value-type="float">
            <text:p>32,365207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365237" calcext:value-type="float">
            <text:p>32,365237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365263" calcext:value-type="float">
            <text:p>32,365263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365284" calcext:value-type="float">
            <text:p>32,365284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365313" calcext:value-type="float">
            <text:p>32,365313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365353" calcext:value-type="float">
            <text:p>32,365353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365411" calcext:value-type="float">
            <text:p>32,365411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365435" calcext:value-type="float">
            <text:p>32,365435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26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365465" calcext:value-type="float">
            <text:p>32,365465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36549" calcext:value-type="float">
            <text:p>32,36549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365505" calcext:value-type="float">
            <text:p>32,365505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365567" calcext:value-type="float">
            <text:p>32,365567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365596" calcext:value-type="float">
            <text:p>32,36559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365617" calcext:value-type="float">
            <text:p>32,365617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365643" calcext:value-type="float">
            <text:p>32,365643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365684" calcext:value-type="float">
            <text:p>32,365684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365753" calcext:value-type="float">
            <text:p>32,365753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365778" calcext:value-type="float">
            <text:p>32,365778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320" calcext:value-type="float">
            <text:p>032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26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520807" calcext:value-type="float">
            <text:p>32,520807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520819" calcext:value-type="float">
            <text:p>32,520819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520919" calcext:value-type="float">
            <text:p>32,520919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520963" calcext:value-type="float">
            <text:p>32,520963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521015" calcext:value-type="float">
            <text:p>32,521015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521057" calcext:value-type="float">
            <text:p>32,521057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521087" calcext:value-type="float">
            <text:p>32,521087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521162" calcext:value-type="float">
            <text:p>32,521162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521207" calcext:value-type="float">
            <text:p>32,521207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521274" calcext:value-type="float">
            <text:p>32,521274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521299" calcext:value-type="float">
            <text:p>32,521299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27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521328" calcext:value-type="float">
            <text:p>32,521328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521349" calcext:value-type="float">
            <text:p>32,521349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521336" calcext:value-type="float">
            <text:p>32,521336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521391" calcext:value-type="float">
            <text:p>32,52139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521436" calcext:value-type="float">
            <text:p>32,52143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521473" calcext:value-type="float">
            <text:p>32,521473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521516" calcext:value-type="float">
            <text:p>32,52151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521526" calcext:value-type="float">
            <text:p>32,521526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521578" calcext:value-type="float">
            <text:p>32,521578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521604" calcext:value-type="float">
            <text:p>32,521604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4912" calcext:value-type="float">
            <text:p>4912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27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615894" calcext:value-type="float">
            <text:p>32,615894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615928" calcext:value-type="float">
            <text:p>32,615928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615992" calcext:value-type="float">
            <text:p>32,615992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616035" calcext:value-type="float">
            <text:p>32,616035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616075" calcext:value-type="float">
            <text:p>32,616075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616108" calcext:value-type="float">
            <text:p>32,616108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616138" calcext:value-type="float">
            <text:p>32,616138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616179" calcext:value-type="float">
            <text:p>32,616179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616193" calcext:value-type="float">
            <text:p>32,616193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616244" calcext:value-type="float">
            <text:p>32,616244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616267" calcext:value-type="float">
            <text:p>32,616267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28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616294" calcext:value-type="float">
            <text:p>32,616294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616312" calcext:value-type="float">
            <text:p>32,616312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616314" calcext:value-type="float">
            <text:p>32,616314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616368" calcext:value-type="float">
            <text:p>32,616368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616414" calcext:value-type="float">
            <text:p>32,616414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616452" calcext:value-type="float">
            <text:p>32,61645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616494" calcext:value-type="float">
            <text:p>32,616494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616504" calcext:value-type="float">
            <text:p>32,616504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616552" calcext:value-type="float">
            <text:p>32,616552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616573" calcext:value-type="float">
            <text:p>32,616573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320" calcext:value-type="float">
            <text:p>032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28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771724" calcext:value-type="float">
            <text:p>32,771724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771811" calcext:value-type="float">
            <text:p>32,771811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771746" calcext:value-type="float">
            <text:p>32,77174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77186" calcext:value-type="float">
            <text:p>32,7718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771888" calcext:value-type="float">
            <text:p>32,771888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771903" calcext:value-type="float">
            <text:p>32,771903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771917" calcext:value-type="float">
            <text:p>32,771917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771935" calcext:value-type="float">
            <text:p>32,771935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771961" calcext:value-type="float">
            <text:p>32,771961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772032" calcext:value-type="float">
            <text:p>32,772032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772072" calcext:value-type="float">
            <text:p>32,772072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29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772116" calcext:value-type="float">
            <text:p>32,772116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772141" calcext:value-type="float">
            <text:p>32,77214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772152" calcext:value-type="float">
            <text:p>32,772152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772174" calcext:value-type="float">
            <text:p>32,772174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772192" calcext:value-type="float">
            <text:p>32,77219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772205" calcext:value-type="float">
            <text:p>32,772205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772227" calcext:value-type="float">
            <text:p>32,772227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772265" calcext:value-type="float">
            <text:p>32,772265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772329" calcext:value-type="float">
            <text:p>32,772329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772354" calcext:value-type="float">
            <text:p>32,772354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4912" calcext:value-type="float">
            <text:p>4912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29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866717" calcext:value-type="float">
            <text:p>32,866717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866736" calcext:value-type="float">
            <text:p>32,86673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866814" calcext:value-type="float">
            <text:p>32,866814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866865" calcext:value-type="float">
            <text:p>32,866865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866923" calcext:value-type="float">
            <text:p>32,866923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866957" calcext:value-type="float">
            <text:p>32,866957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866989" calcext:value-type="float">
            <text:p>32,866989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867034" calcext:value-type="float">
            <text:p>32,867034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867045" calcext:value-type="float">
            <text:p>32,867045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867102" calcext:value-type="float">
            <text:p>32,867102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867116" calcext:value-type="float">
            <text:p>32,867116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3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867132" calcext:value-type="float">
            <text:p>32,867132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867144" calcext:value-type="float">
            <text:p>32,867144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867149" calcext:value-type="float">
            <text:p>32,867149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867224" calcext:value-type="float">
            <text:p>32,867224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867269" calcext:value-type="float">
            <text:p>32,867269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867305" calcext:value-type="float">
            <text:p>32,867305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867345" calcext:value-type="float">
            <text:p>32,867345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867384" calcext:value-type="float">
            <text:p>32,867384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867435" calcext:value-type="float">
            <text:p>32,867435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2.867467" calcext:value-type="float">
            <text:p>32,867467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320" calcext:value-type="float">
            <text:p>032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3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2481" calcext:value-type="float">
            <text:p>33,22481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2493" calcext:value-type="float">
            <text:p>33,22493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2585" calcext:value-type="float">
            <text:p>33,22585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2621" calcext:value-type="float">
            <text:p>33,22621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2686" calcext:value-type="float">
            <text:p>33,22686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2731" calcext:value-type="float">
            <text:p>33,2273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2767" calcext:value-type="float">
            <text:p>33,22767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281" calcext:value-type="float">
            <text:p>33,228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2825" calcext:value-type="float">
            <text:p>33,22825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2883" calcext:value-type="float">
            <text:p>33,22883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2907" calcext:value-type="float">
            <text:p>33,22907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31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2938" calcext:value-type="float">
            <text:p>33,22938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2959" calcext:value-type="float">
            <text:p>33,22959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2946" calcext:value-type="float">
            <text:p>33,22946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3007" calcext:value-type="float">
            <text:p>33,23007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3052" calcext:value-type="float">
            <text:p>33,2305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3089" calcext:value-type="float">
            <text:p>33,23089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3132" calcext:value-type="float">
            <text:p>33,2313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3171" calcext:value-type="float">
            <text:p>33,23171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3233" calcext:value-type="float">
            <text:p>33,23233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3258" calcext:value-type="float">
            <text:p>33,23258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4912" calcext:value-type="float">
            <text:p>4912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31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11757" calcext:value-type="float">
            <text:p>33,11757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117631" calcext:value-type="float">
            <text:p>33,117631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117609" calcext:value-type="float">
            <text:p>33,117609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117666" calcext:value-type="float">
            <text:p>33,11766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117692" calcext:value-type="float">
            <text:p>33,117692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117715" calcext:value-type="float">
            <text:p>33,117715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117734" calcext:value-type="float">
            <text:p>33,117734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117784" calcext:value-type="float">
            <text:p>33,117784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117811" calcext:value-type="float">
            <text:p>33,117811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117883" calcext:value-type="float">
            <text:p>33,117883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11791" calcext:value-type="float">
            <text:p>33,11791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32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11794" calcext:value-type="float">
            <text:p>33,11794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117966" calcext:value-type="float">
            <text:p>33,117966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117977" calcext:value-type="float">
            <text:p>33,117977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118033" calcext:value-type="float">
            <text:p>33,118033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118062" calcext:value-type="float">
            <text:p>33,11806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118088" calcext:value-type="float">
            <text:p>33,118088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118114" calcext:value-type="float">
            <text:p>33,118114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118122" calcext:value-type="float">
            <text:p>33,118122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118142" calcext:value-type="float">
            <text:p>33,118142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118154" calcext:value-type="float">
            <text:p>33,118154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320" calcext:value-type="float">
            <text:p>032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32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73374" calcext:value-type="float">
            <text:p>33,273374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73402" calcext:value-type="float">
            <text:p>33,27340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73445" calcext:value-type="float">
            <text:p>33,273445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73465" calcext:value-type="float">
            <text:p>33,273465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73486" calcext:value-type="float">
            <text:p>33,273486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73501" calcext:value-type="float">
            <text:p>33,27350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73514" calcext:value-type="float">
            <text:p>33,273514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7353" calcext:value-type="float">
            <text:p>33,27353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73573" calcext:value-type="float">
            <text:p>33,273573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73631" calcext:value-type="float">
            <text:p>33,273631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73656" calcext:value-type="float">
            <text:p>33,273656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33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73682" calcext:value-type="float">
            <text:p>33,273682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73703" calcext:value-type="float">
            <text:p>33,273703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73709" calcext:value-type="float">
            <text:p>33,273709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73742" calcext:value-type="float">
            <text:p>33,273742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7376" calcext:value-type="float">
            <text:p>33,2737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73773" calcext:value-type="float">
            <text:p>33,273773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73791" calcext:value-type="float">
            <text:p>33,273791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73831" calcext:value-type="float">
            <text:p>33,273831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73888" calcext:value-type="float">
            <text:p>33,273888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273912" calcext:value-type="float">
            <text:p>33,273912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4912" calcext:value-type="float">
            <text:p>4912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33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368247" calcext:value-type="float">
            <text:p>33,368247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368272" calcext:value-type="float">
            <text:p>33,36827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36832" calcext:value-type="float">
            <text:p>33,36832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368348" calcext:value-type="float">
            <text:p>33,368348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36837" calcext:value-type="float">
            <text:p>33,36837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368388" calcext:value-type="float">
            <text:p>33,368388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368403" calcext:value-type="float">
            <text:p>33,368403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368423" calcext:value-type="float">
            <text:p>33,368423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368454" calcext:value-type="float">
            <text:p>33,368454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3685" calcext:value-type="float">
            <text:p>33,3685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368519" calcext:value-type="float">
            <text:p>33,368519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34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36854" calcext:value-type="float">
            <text:p>33,36854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368543" calcext:value-type="float">
            <text:p>33,368543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368562" calcext:value-type="float">
            <text:p>33,368562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368569" calcext:value-type="float">
            <text:p>33,368569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368588" calcext:value-type="float">
            <text:p>33,368588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368608" calcext:value-type="float">
            <text:p>33,368608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368625" calcext:value-type="float">
            <text:p>33,368625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368627" calcext:value-type="float">
            <text:p>33,368627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368652" calcext:value-type="float">
            <text:p>33,368652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36867" calcext:value-type="float">
            <text:p>33,36867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320" calcext:value-type="float">
            <text:p>032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34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524063" calcext:value-type="float">
            <text:p>33,524063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524083" calcext:value-type="float">
            <text:p>33,524083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524168" calcext:value-type="float">
            <text:p>33,524168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524203" calcext:value-type="float">
            <text:p>33,524203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524235" calcext:value-type="float">
            <text:p>33,524235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524259" calcext:value-type="float">
            <text:p>33,524259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524279" calcext:value-type="float">
            <text:p>33,524279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524305" calcext:value-type="float">
            <text:p>33,524305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524339" calcext:value-type="float">
            <text:p>33,524339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524382" calcext:value-type="float">
            <text:p>33,524382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524398" calcext:value-type="float">
            <text:p>33,524398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35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524416" calcext:value-type="float">
            <text:p>33,524416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52443" calcext:value-type="float">
            <text:p>33,52443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524429" calcext:value-type="float">
            <text:p>33,524429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524486" calcext:value-type="float">
            <text:p>33,524486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524513" calcext:value-type="float">
            <text:p>33,524513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524533" calcext:value-type="float">
            <text:p>33,524533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524556" calcext:value-type="float">
            <text:p>33,52455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524568" calcext:value-type="float">
            <text:p>33,524568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524594" calcext:value-type="float">
            <text:p>33,524594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524618" calcext:value-type="float">
            <text:p>33,524618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4912" calcext:value-type="float">
            <text:p>4912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35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618782" calcext:value-type="float">
            <text:p>33,618782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6188" calcext:value-type="float">
            <text:p>33,6188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618881" calcext:value-type="float">
            <text:p>33,618881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618924" calcext:value-type="float">
            <text:p>33,618924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618973" calcext:value-type="float">
            <text:p>33,618973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619008" calcext:value-type="float">
            <text:p>33,619008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619038" calcext:value-type="float">
            <text:p>33,619038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61908" calcext:value-type="float">
            <text:p>33,61908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619101" calcext:value-type="float">
            <text:p>33,619101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619171" calcext:value-type="float">
            <text:p>33,619171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619198" calcext:value-type="float">
            <text:p>33,619198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36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619229" calcext:value-type="float">
            <text:p>33,619229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61924" calcext:value-type="float">
            <text:p>33,61924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61925" calcext:value-type="float">
            <text:p>33,61925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619279" calcext:value-type="float">
            <text:p>33,619279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619303" calcext:value-type="float">
            <text:p>33,619303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619318" calcext:value-type="float">
            <text:p>33,619318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619336" calcext:value-type="float">
            <text:p>33,61933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619357" calcext:value-type="float">
            <text:p>33,619357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619412" calcext:value-type="float">
            <text:p>33,619412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619435" calcext:value-type="float">
            <text:p>33,619435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320" calcext:value-type="float">
            <text:p>032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36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775145" calcext:value-type="float">
            <text:p>33,775145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775153" calcext:value-type="float">
            <text:p>33,775153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775253" calcext:value-type="float">
            <text:p>33,775253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775272" calcext:value-type="float">
            <text:p>33,775272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775303" calcext:value-type="float">
            <text:p>33,775303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775326" calcext:value-type="float">
            <text:p>33,775326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77535" calcext:value-type="float">
            <text:p>33,77535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775405" calcext:value-type="float">
            <text:p>33,775405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775425" calcext:value-type="float">
            <text:p>33,775425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775487" calcext:value-type="float">
            <text:p>33,775487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775513" calcext:value-type="float">
            <text:p>33,775513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37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77554" calcext:value-type="float">
            <text:p>33,77554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775552" calcext:value-type="float">
            <text:p>33,775552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775564" calcext:value-type="float">
            <text:p>33,775564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775575" calcext:value-type="float">
            <text:p>33,775575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775599" calcext:value-type="float">
            <text:p>33,775599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775623" calcext:value-type="float">
            <text:p>33,775623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775649" calcext:value-type="float">
            <text:p>33,775649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775661" calcext:value-type="float">
            <text:p>33,775661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77569" calcext:value-type="float">
            <text:p>33,77569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775722" calcext:value-type="float">
            <text:p>33,775722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4912" calcext:value-type="float">
            <text:p>4912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37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869555" calcext:value-type="float">
            <text:p>33,869555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869596" calcext:value-type="float">
            <text:p>33,869596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86965" calcext:value-type="float">
            <text:p>33,86965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869691" calcext:value-type="float">
            <text:p>33,869691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869747" calcext:value-type="float">
            <text:p>33,869747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fals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869799" calcext:value-type="float">
            <text:p>33,869799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869821" calcext:value-type="float">
            <text:p>33,869821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869864" calcext:value-type="float">
            <text:p>33,869864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869872" calcext:value-type="float">
            <text:p>33,869872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869953" calcext:value-type="float">
            <text:p>33,869953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86998" calcext:value-type="float">
            <text:p>33,86998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7616" calcext:value-type="float">
            <text:p>76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roviding 38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870013" calcext:value-type="float">
            <text:p>33,870013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870027" calcext:value-type="float">
            <text:p>33,870027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870037" calcext:value-type="float">
            <text:p>33,870037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870064" calcext:value-type="float">
            <text:p>33,870064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870095" calcext:value-type="float">
            <text:p>33,870095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perator()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870118" calcext:value-type="float">
            <text:p>33,870118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tifying there is work to be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870147" calcext:value-type="float">
            <text:p>33,870147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aiting 500000 microsecs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870163" calcext:value-type="float">
            <text:p>33,870163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870198" calcext:value-type="float">
            <text:p>33,870198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320" calcext:value-type="float">
            <text:p>032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xecut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3.870213" calcext:value-type="float">
            <text:p>33,870213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320" calcext:value-type="float">
            <text:p>032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working with = 38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4.25855" calcext:value-type="float">
            <text:p>34,25855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ork done notification se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4.25859" calcext:value-type="float">
            <text:p>34,25859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ork was done or 'executer' was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4.26001" calcext:value-type="float">
            <text:p>34,26001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iting for work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4.26011" calcext:value-type="float">
            <text:p>34,26011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unction don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4.26054" calcext:value-type="float">
            <text:p>34,26054</text:p>
          </table:table-cell>
          <table:table-cell office:value-type="string" calcext:value-type="string">
            <text:p>async_loop</text:p>
          </table:table-cell>
          <table:table-cell office:value-type="string" calcext:value-type="string">
            <text:p>0x6f90</text:p>
          </table:table-cell>
          <table:table-cell office:value-type="float" office:value="400" calcext:value-type="float">
            <text:p>0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nother loop, m_stopped = tru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4.2608" calcext:value-type="float">
            <text:p>34,2608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_stopped = tru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4.261" calcext:value-type="float">
            <text:p>34,261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_cond_exec.notify_one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4.26124" calcext:value-type="float">
            <text:p>34,26124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00" calcext:value-type="float">
            <text:p>040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_cond_wait.notify_one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4.26138" calcext:value-type="float">
            <text:p>34,26138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4.26166" calcext:value-type="float">
            <text:p>34,26166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912" calcext:value-type="float">
            <text:p>4912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4.26225" calcext:value-type="float">
            <text:p>34,26225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_stopped = tru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4.26266" calcext:value-type="float">
            <text:p>34,26266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_cond_exec.notify_one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4.263" calcext:value-type="float">
            <text:p>34,263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00" calcext:value-type="float">
            <text:p>040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_cond_wait.notify_one()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4.26328" calcext:value-type="float">
            <text:p>34,26328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waiting for work anym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4.26395" calcext:value-type="float">
            <text:p>34,26395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7616" calcext:value-type="float">
            <text:p>7616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4.26528" calcext:value-type="float">
            <text:p>34,26528</text:p>
          </table:table-cell>
          <table:table-cell office:value-type="string" calcext:value-type="string">
            <text:p>async_loop_006a</text:p>
          </table:table-cell>
          <table:table-cell office:value-type="string" calcext:value-type="string">
            <text:p>0x75e0</text:p>
          </table:table-cell>
          <table:table-cell office:value-type="float" office:value="4544" calcext:value-type="float">
            <text:p>4544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i should be 9, but it is 38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4.26592" calcext:value-type="float">
            <text:p>34,26592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544" calcext:value-type="float">
            <text:p>454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ntering destructor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4.26616" calcext:value-type="float">
            <text:p>34,26616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544" calcext:value-type="float">
            <text:p>454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ot stopping because it was already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4.26647" calcext:value-type="float">
            <text:p>34,26647</text:p>
          </table:table-cell>
          <table:table-cell office:value-type="string" calcext:value-type="string">
            <text:p>executer p</text:p>
          </table:table-cell>
          <table:table-cell office:value-type="string" calcext:value-type="string">
            <text:p>0x72e0</text:p>
          </table:table-cell>
          <table:table-cell office:value-type="float" office:value="4544" calcext:value-type="float">
            <text:p>454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eaving destructor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4.26672" calcext:value-type="float">
            <text:p>34,26672</text:p>
          </table:table-cell>
          <table:table-cell office:value-type="string" calcext:value-type="string">
            <text:p>executer::loop p</text:p>
          </table:table-cell>
          <table:table-cell office:value-type="string" calcext:value-type="string">
            <text:p>0x73d0</text:p>
          </table:table-cell>
          <table:table-cell office:value-type="float" office:value="4544" calcext:value-type="float">
            <text:p>454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destructor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4.26694" calcext:value-type="float">
            <text:p>34,26694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544" calcext:value-type="float">
            <text:p>454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ntering destructor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4.26713" calcext:value-type="float">
            <text:p>34,26713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544" calcext:value-type="float">
            <text:p>454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ot stopping because it was already stopp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4.26731" calcext:value-type="float">
            <text:p>34,26731</text:p>
          </table:table-cell>
          <table:table-cell office:value-type="string" calcext:value-type="string">
            <text:p>executer w</text:p>
          </table:table-cell>
          <table:table-cell office:value-type="string" calcext:value-type="string">
            <text:p>0x7028</text:p>
          </table:table-cell>
          <table:table-cell office:value-type="float" office:value="4544" calcext:value-type="float">
            <text:p>454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eaving destructor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" office:value-type="float" office:value="34.2675" calcext:value-type="float">
            <text:p>34,2675</text:p>
          </table:table-cell>
          <table:table-cell office:value-type="string" calcext:value-type="string">
            <text:p>executer::loop w</text:p>
          </table:table-cell>
          <table:table-cell office:value-type="string" calcext:value-type="string">
            <text:p>0x7118</text:p>
          </table:table-cell>
          <table:table-cell office:value-type="float" office:value="4544" calcext:value-type="float">
            <text:p>454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destructor</text:p>
          </table:table-cell>
          <table:table-cell table:number-columns-repeated="1011"/>
        </table:table-row>
        <table:table-row table:style-name="ro1" table:number-rows-repeated="10477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text>9999</number:text>
    </number:number-style>
    <number:number-style style:name="N108">
      <number:number number:decimal-places="0" loext:min-decimal-places="0" number:min-integer-digits="4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17T19:21:40.979809869</dc:date>
    <meta:editing-duration>PT1H23M45S</meta:editing-duration>
    <meta:editing-cycles>2</meta:editing-cycles>
    <meta:generator>LibreOffice/6.4.6.2$Linux_X86_64 LibreOffice_project/40$Build-2</meta:generator>
    <meta:document-statistic meta:table-count="1" meta:cell-count="6266" meta:object-count="0"/>
  </office:meta>
</office:document-meta>
</file>